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119.2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79.2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109.9pt"/>
    </style:style>
    <style:style style:name="co7" style:family="table-column">
      <style:table-column-properties fo:break-before="auto" style:column-width="601.74pt"/>
    </style:style>
    <style:style style:name="co8" style:family="table-column">
      <style:table-column-properties fo:break-before="auto" style:column-width="85.4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8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 style:data-style-name="N0">
      <style:text-properties fo:color="#00cc00"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21" style:family="table-cell" style:parent-style-name="Default" style:data-style-name="N122"/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31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2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12"/>
        <table:table-column table:style-name="co6" table:default-cell-style-name="ce12"/>
        <table:table-column table:style-name="co7" table:default-cell-style-name="ce2"/>
        <table:table-column table:style-name="co5" table:number-columns-repeated="4" table:default-cell-style-name="ce2"/>
        <table:table-column table:style-name="co8" table:default-cell-style-name="ce2"/>
        <table:table-column table:style-name="co5" table:number-columns-repeated="997" table:default-cell-style-name="ce2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7" table:number-columns-repeated="3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2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7" table:number-columns-repeated="4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2014" calcext:value-type="float">
            <text:p>0.02014</text:p>
          </table:table-cell>
          <table:table-cell table:style-name="ce12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7" table:number-columns-repeated="4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3" calcext:value-type="float">
            <text:p>0.03</text:p>
          </table:table-cell>
          <table:table-cell table:style-name="ce12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7" table:number-columns-repeated="4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267.38" calcext:value-type="float">
            <text:p>267.38</text:p>
          </table:table-cell>
          <table:table-cell table:style-name="ce12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7" table:number-columns-repeated="4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2" office:value-type="string" calcext:value-type="string">
            <text:p>m</text:p>
          </table:table-cell>
          <table:table-cell table:style-name="Default" table:number-columns-repeated="9"/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12" office:value-type="string" calcext:value-type="string">
            <text:p>m</text:p>
          </table:table-cell>
          <table:table-cell table:style-name="Default" table:number-columns-repeated="5"/>
          <table:table-cell table:style-name="ce22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7"/>
          <table:covered-table-cell table:style-name="ce4"/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2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string" calcext:value-type="string">
            <text:p>Suggested greater than 2 in order to avoid numerical instabilities in the solver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</text:p>
          </table:table-cell>
          <table:table-cell table:style-name="ce25" office:value-type="string" calcext:value-type="string">
            <text:p>superfine</text:p>
          </table:table-cell>
          <table:table-cell table:style-name="ce25" office:value-type="string" calcext:value-type="string">
            <text:p>ultrafine</text:p>
          </table:table-cell>
          <table:table-cell table:style-name="ce24"/>
          <table:table-cell table:style-name="ce17" table:number-columns-repeated="2"/>
          <table:table-cell table:style-name="ce29" table:number-columns-repeated="8"/>
          <table:table-cell/>
          <table:table-cell table:style-name="ce29"/>
          <table:table-cell table:style-name="ce31" table:number-columns-repeated="5"/>
          <table:table-cell table:number-columns-repeated="990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2" table:style-name="ce8" office:value-type="float" office:value="6.3" calcext:value-type="float">
            <text:p>6.3</text:p>
          </table:table-cell>
          <table:table-cell table:style-name="ce24"/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style-name="ce24"/>
          <table:table-cell table:style-name="ce17" table:number-columns-repeated="2"/>
          <table:table-cell table:number-columns-repeated="10"/>
          <table:table-cell table:style-name="ce22"/>
          <table:table-cell table:number-columns-repeated="994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2" table:style-name="ce8" office:value-type="float" office:value="0.8" calcext:value-type="float">
            <text:p>0.8</text:p>
          </table:table-cell>
          <table:table-cell table:style-name="ce24"/>
          <table:table-cell table:style-name="ce17" table:number-columns-repeated="2"/>
          <table:table-cell table:number-columns-repeated="1005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3" office:value-type="string" calcext:value-type="string">
            <text:p>Nx</text:p>
          </table:table-cell>
          <table:table-cell table:number-columns-repeated="3" table:style-name="ce8" office:value-type="float" office:value="504" calcext:value-type="float">
            <text:p>504</text:p>
          </table:table-cell>
          <table:table-cell table:number-columns-repeated="3" table:style-name="ce8" office:value-type="float" office:value="630" calcext:value-type="float">
            <text:p>630</text:p>
          </table:table-cell>
          <table:table-cell table:number-columns-repeated="3" table:style-name="ce8" office:value-type="float" office:value="840" calcext:value-type="float">
            <text:p>840</text:p>
          </table:table-cell>
          <table:table-cell table:style-name="ce8" office:value-type="float" office:value="926" calcext:value-type="float">
            <text:p>926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1260" calcext:value-type="float">
            <text:p>1260</text:p>
          </table:table-cell>
          <table:table-cell table:style-name="ce12"/>
          <table:table-cell table:number-columns-repeated="12"/>
          <table:table-cell table:style-name="ce32" table:number-columns-repeated="5"/>
          <table:table-cell table:number-columns-repeated="990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3" office:value-type="string" calcext:value-type="string">
            <text:p>Ny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33" calcext:value-type="float">
            <text:p>133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200" calcext:value-type="float">
            <text:p>200</text:p>
          </table:table-cell>
          <table:table-cell table:style-name="ce12"/>
          <table:table-cell table:number-columns-repeated="12"/>
          <table:table-cell table:style-name="ce32" table:number-columns-repeated="5"/>
          <table:table-cell table:number-columns-repeated="990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3" office:value-type="string" calcext:value-type="string">
            <text:p>Nz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7" calcext:value-type="float">
            <text:p>10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60" calcext:value-type="float">
            <text:p>160</text:p>
          </table:table-cell>
          <table:table-cell table:style-name="ce27"/>
          <table:table-cell table:style-name="ce22" table:number-columns-repeated="5"/>
          <table:table-cell table:style-name="ce30"/>
          <table:table-cell table:style-name="ce22" table:number-columns-repeated="4"/>
          <table:table-cell table:number-columns-repeated="2"/>
          <table:table-cell table:style-name="ce33" table:number-columns-repeated="5"/>
          <table:table-cell table:number-columns-repeated="990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total cells, N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5040000" calcext:value-type="float">
            <text:p>5040000</text:p>
          </table:table-cell>
          <table:table-cell table:formula="of:=[.I14]*[.I15]*[.I16]" office:value-type="float" office:value="5040000" calcext:value-type="float">
            <text:p>504000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11954040" calcext:value-type="float">
            <text:p>1195404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formula="of:=[.N14]*[.N15]*[.N16]" office:value-type="float" office:value="16062396" calcext:value-type="float">
            <text:p>16062396</text:p>
          </table:table-cell>
          <table:table-cell table:style-name="ce2" table:formula="of:=[.O14]*[.O15]*[.O16]" office:value-type="float" office:value="23321550" calcext:value-type="float">
            <text:p>23321550</text:p>
          </table:table-cell>
          <table:table-cell table:style-name="ce2" table:formula="of:=[.P14]*[.P15]*[.P16]" office:value-type="float" office:value="40320000" calcext:value-type="float">
            <text:p>40320000</text:p>
          </table:table-cell>
          <table:table-cell table:style-name="ce12"/>
          <table:table-cell table:number-columns-repeated="12"/>
          <table:table-cell table:style-name="ce32" table:number-columns-repeated="5"/>
          <table:table-cell table:number-columns-repeated="990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 table:style-name="ce9" office:value-type="float" office:value="0.006" calcext:value-type="float">
            <text:p>0.006000</text:p>
          </table:table-cell>
          <table:table-cell table:style-name="ce9" office:value-type="float" office:value="0.005" calcext:value-type="float">
            <text:p>0.005000</text:p>
          </table:table-cell>
          <table:table-cell table:style-name="ce12"/>
          <table:table-cell table:number-columns-repeated="12"/>
          <table:table-cell table:style-name="ce32" table:number-columns-repeated="5"/>
          <table:table-cell table:number-columns-repeated="990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 table:style-name="ce9" office:value-type="float" office:value="0.006" calcext:value-type="float">
            <text:p>0.006000</text:p>
          </table:table-cell>
          <table:table-cell table:style-name="ce9" office:value-type="float" office:value="0.005" calcext:value-type="float">
            <text:p>0.005000</text:p>
          </table:table-cell>
          <table:table-cell table:style-name="ce12"/>
          <table:table-cell table:number-columns-repeated="12"/>
          <table:table-cell table:style-name="ce32" table:number-columns-repeated="5"/>
          <table:table-cell table:number-columns-repeated="990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 table:style-name="ce9" office:value-type="float" office:value="0.006" calcext:value-type="float">
            <text:p>0.006000</text:p>
          </table:table-cell>
          <table:table-cell table:style-name="ce9" office:value-type="float" office:value="0.005" calcext:value-type="float">
            <text:p>0.005000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10"/>
          <table:table-cell table:style-name="ce14" office:value-type="string" calcext:value-type="string">
            <text:p>min_dx</text:p>
          </table:table-cell>
          <table:table-cell table:style-name="ce19" table:formula="of:=MIN([.E18:.E20])" office:value-type="float" office:value="0.0125" calcext:value-type="float">
            <text:p>0.012500</text:p>
          </table:table-cell>
          <table:table-cell table:style-name="ce19" table:formula="of:=MIN([.F18:.F20])" office:value-type="float" office:value="0.0125" calcext:value-type="float">
            <text:p>0.012500</text:p>
          </table:table-cell>
          <table:table-cell table:style-name="ce19" table:formula="of:=MIN([.G18:.G20])" office:value-type="float" office:value="0.0125" calcext:value-type="float">
            <text:p>0.012500</text:p>
          </table:table-cell>
          <table:table-cell table:style-name="ce19" table:formula="of:=MIN([.H18:.H20])" office:value-type="float" office:value="0.01" calcext:value-type="float">
            <text:p>0.010000</text:p>
          </table:table-cell>
          <table:table-cell table:style-name="ce19" table:formula="of:=MIN([.I18:.I20])" office:value-type="float" office:value="0.01" calcext:value-type="float">
            <text:p>0.010000</text:p>
          </table:table-cell>
          <table:table-cell table:style-name="ce19" table:formula="of:=MIN([.J18:.J20])" office:value-type="float" office:value="0.01" calcext:value-type="float">
            <text:p>0.010000</text:p>
          </table:table-cell>
          <table:table-cell table:style-name="ce19" table:formula="of:=MIN([.K18:.K20])" office:value-type="float" office:value="0.0075" calcext:value-type="float">
            <text:p>0.007500</text:p>
          </table:table-cell>
          <table:table-cell table:style-name="ce19" table:formula="of:=MIN([.L18:.L20])" office:value-type="float" office:value="0.0075" calcext:value-type="float">
            <text:p>0.007500</text:p>
          </table:table-cell>
          <table:table-cell table:style-name="ce19" table:formula="of:=MIN([.M18:.M20])" office:value-type="float" office:value="0.0075" calcext:value-type="float">
            <text:p>0.007500</text:p>
          </table:table-cell>
          <table:table-cell table:style-name="ce19" table:formula="of:=MIN([.N18:.N20])" office:value-type="float" office:value="0.0068" calcext:value-type="float">
            <text:p>0.006800</text:p>
          </table:table-cell>
          <table:table-cell table:style-name="ce19" table:formula="of:=MIN([.O18:.O20])" office:value-type="float" office:value="0.006" calcext:value-type="float">
            <text:p>0.006000</text:p>
          </table:table-cell>
          <table:table-cell table:style-name="ce19" table:formula="of:=MIN([.P18:.P20])" office:value-type="float" office:value="0.005" calcext:value-type="float">
            <text:p>0.005000</text:p>
          </table:table-cell>
          <table:table-cell table:style-name="ce12" office:value-type="string" calcext:value-type="string">
            <text:p>if using the turbulent inflow, the mesh size should be factor 2-3 smaller than the turbulent length scal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5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formula="of:=[.N14]*[.N21]" office:value-type="float" office:value="6.2968" calcext:value-type="float">
            <text:p>6.296800</text:p>
          </table:table-cell>
          <table:table-cell table:style-name="ce3" table:formula="of:=[.O14]*[.O21]" office:value-type="float" office:value="6.3" calcext:value-type="float">
            <text:p>6.300000</text:p>
          </table:table-cell>
          <table:table-cell table:style-name="ce3" table:formula="of:=[.P14]*[.P21]" office:value-type="float" office:value="6.3" calcext:value-type="float">
            <text:p>6.300000</text:p>
          </table:table-cell>
          <table:table-cell table:style-name="ce12" office:value-type="string" calcext:value-type="string">
            <text:p>adjust lengths so that mesh is perfectly isotropic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5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0.9975" calcext:value-type="float">
            <text:p>0.9975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0.9975" calcext:value-type="float">
            <text:p>0.997500</text:p>
          </table:table-cell>
          <table:table-cell table:style-name="ce3" table:formula="of:=[.N21]*[.N15]" office:value-type="float" office:value="0.9996" calcext:value-type="float">
            <text:p>0.999600</text:p>
          </table:table-cell>
          <table:table-cell table:style-name="ce3" table:formula="of:=[.O21]*[.O15]" office:value-type="float" office:value="1.002" calcext:value-type="float">
            <text:p>1.002000</text:p>
          </table:table-cell>
          <table:table-cell table:style-name="ce3" table:formula="of:=[.P21]*[.P15]" office:value-type="float" office:value="1" calcext:value-type="float">
            <text:p>1.000000</text:p>
          </table:table-cell>
          <table:table-cell table:style-name="ce12"/>
          <table:table-cell table:number-columns-repeated="1007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5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025" calcext:value-type="float">
            <text:p>0.8025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025" calcext:value-type="float">
            <text:p>0.802500</text:p>
          </table:table-cell>
          <table:table-cell table:style-name="ce3" table:formula="of:=[.N21]*[.N16]" office:value-type="float" office:value="0.8024" calcext:value-type="float">
            <text:p>0.802400</text:p>
          </table:table-cell>
          <table:table-cell table:style-name="ce3" table:formula="of:=[.O21]*[.O16]" office:value-type="float" office:value="0.798" calcext:value-type="float">
            <text:p>0.798000</text:p>
          </table:table-cell>
          <table:table-cell table:style-name="ce3" table:formula="of:=[.P21]*[.P16]" office:value-type="float" office:value="0.8" calcext:value-type="float">
            <text:p>0.800000</text:p>
          </table:table-cell>
          <table:table-cell table:style-name="ce12"/>
          <table:table-cell table:number-columns-repeated="1007"/>
        </table:table-row>
        <table:table-row table:style-name="ro2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5" office:value-type="string" calcext:value-type="string">
            <text:p>dt_tipCFL</text:p>
          </table:table-cell>
          <table:table-cell table:formula="of:=[.E21]/([.$C$5]*PI()/30*[.$C$2])" office:value-type="float" office:value="0.00198412924292387" calcext:value-type="float">
            <text:p>0.0019841292</text:p>
          </table:table-cell>
          <table:table-cell table:formula="of:=[.F21]/([.$C$5]*PI()/30*[.$C$2])" office:value-type="float" office:value="0.00198412924292387" calcext:value-type="float">
            <text:p>0.0019841292</text:p>
          </table:table-cell>
          <table:table-cell table:formula="of:=[.G21]/([.$C$5]*PI()/30*[.$C$2])" office:value-type="float" office:value="0.00198412924292387" calcext:value-type="float">
            <text:p>0.0019841292</text:p>
          </table:table-cell>
          <table:table-cell table:formula="of:=[.H21]/([.$C$5]*PI()/30*[.$C$2])" office:value-type="float" office:value="0.0015873033943391" calcext:value-type="float">
            <text:p>0.0015873034</text:p>
          </table:table-cell>
          <table:table-cell table:formula="of:=[.I21]/([.$C$5]*PI()/30*[.$C$2])" office:value-type="float" office:value="0.0015873033943391" calcext:value-type="float">
            <text:p>0.0015873034</text:p>
          </table:table-cell>
          <table:table-cell table:formula="of:=[.J21]/([.$C$5]*PI()/30*[.$C$2])" office:value-type="float" office:value="0.0015873033943391" calcext:value-type="float">
            <text:p>0.0015873034</text:p>
          </table:table-cell>
          <table:table-cell table:formula="of:=[.K21]/([.$C$5]*PI()/30*[.$C$2])" office:value-type="float" office:value="0.00119047754575432" calcext:value-type="float">
            <text:p>0.0011904775</text:p>
          </table:table-cell>
          <table:table-cell table:formula="of:=[.L21]/([.$C$5]*PI()/30*[.$C$2])" office:value-type="float" office:value="0.00119047754575432" calcext:value-type="float">
            <text:p>0.0011904775</text:p>
          </table:table-cell>
          <table:table-cell table:formula="of:=[.M21]/([.$C$5]*PI()/30*[.$C$2])" office:value-type="float" office:value="0.00119047754575432" calcext:value-type="float">
            <text:p>0.0011904775</text:p>
          </table:table-cell>
          <table:table-cell table:formula="of:=[.N21]/([.$C$5]*PI()/30*[.$C$2])" office:value-type="float" office:value="0.00107936630815059" calcext:value-type="float">
            <text:p>0.0010793663</text:p>
          </table:table-cell>
          <table:table-cell table:style-name="ce2" table:formula="of:=[.O21]/([.$C$5]*PI()/30*[.$C$2])" office:value-type="float" office:value="0.000952382036603458" calcext:value-type="float">
            <text:p>0.000952382</text:p>
          </table:table-cell>
          <table:table-cell table:style-name="ce2" table:formula="of:=[.P21]/([.$C$5]*PI()/30*[.$C$2])" office:value-type="float" office:value="0.000793651697169548" calcext:value-type="float">
            <text:p>0.0007936517</text:p>
          </table:table-cell>
          <table:table-cell table:style-name="ce12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5" office:value-type="string" calcext:value-type="string">
            <text:p>epsilon</text:p>
          </table:table-cell>
          <table:table-cell table:style-name="ce20" table:formula="of:=[.E8]*[.E21]" office:value-type="float" office:value="0.025" calcext:value-type="float">
            <text:p>0.025000</text:p>
          </table:table-cell>
          <table:table-cell table:style-name="ce20" table:formula="of:=[.F8]*[.F21]" office:value-type="float" office:value="0.0375" calcext:value-type="float">
            <text:p>0.037500</text:p>
          </table:table-cell>
          <table:table-cell table:style-name="ce20" table:formula="of:=[.G8]*[.G21]" office:value-type="float" office:value="0.05" calcext:value-type="float">
            <text:p>0.050000</text:p>
          </table:table-cell>
          <table:table-cell table:style-name="ce20" table:formula="of:=[.H8]*[.H21]" office:value-type="float" office:value="0.02" calcext:value-type="float">
            <text:p>0.020000</text:p>
          </table:table-cell>
          <table:table-cell table:style-name="ce20" table:formula="of:=[.I8]*[.I21]" office:value-type="float" office:value="0.03" calcext:value-type="float">
            <text:p>0.030000</text:p>
          </table:table-cell>
          <table:table-cell table:style-name="ce20" table:formula="of:=[.J8]*[.J21]" office:value-type="float" office:value="0.04" calcext:value-type="float">
            <text:p>0.040000</text:p>
          </table:table-cell>
          <table:table-cell table:style-name="ce20" table:formula="of:=[.K8]*[.K21]" office:value-type="float" office:value="0.015" calcext:value-type="float">
            <text:p>0.015000</text:p>
          </table:table-cell>
          <table:table-cell table:style-name="ce20" table:formula="of:=[.L8]*[.L21]" office:value-type="float" office:value="0.0225" calcext:value-type="float">
            <text:p>0.022500</text:p>
          </table:table-cell>
          <table:table-cell table:style-name="ce20" table:formula="of:=[.M8]*[.M21]" office:value-type="float" office:value="0.03" calcext:value-type="float">
            <text:p>0.030000</text:p>
          </table:table-cell>
          <table:table-cell table:style-name="ce23" table:formula="of:=[.N21]*[.N8]" office:value-type="float" office:value="0.0136" calcext:value-type="float">
            <text:p>0.013600</text:p>
          </table:table-cell>
          <table:table-cell table:style-name="ce23" table:formula="of:=[.O21]*[.O8]" office:value-type="float" office:value="0.012" calcext:value-type="float">
            <text:p>0.012000</text:p>
          </table:table-cell>
          <table:table-cell table:style-name="ce23" table:formula="of:=[.P21]*[.P8]" office:value-type="float" office:value="0" calcext:value-type="float">
            <text:p>0.000000</text:p>
          </table:table-cell>
          <table:table-cell table:style-name="ce12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9" table:number-columns-repeated="5"/>
          <table:table-cell table:number-columns-repeated="997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5" office:value-type="string" calcext:value-type="string">
            <text:p>smear radius</text:p>
          </table:table-cell>
          <table:table-cell table:formula="of:=[.E8]*[.E26]" office:value-type="float" office:value="0.05" calcext:value-type="float">
            <text:p>0.05</text:p>
          </table:table-cell>
          <table:table-cell table:formula="of:=[.F8]*[.F26]" office:value-type="float" office:value="0.1125" calcext:value-type="float">
            <text:p>0.1125</text:p>
          </table:table-cell>
          <table:table-cell table:formula="of:=[.G8]*[.G26]" office:value-type="float" office:value="0.2" calcext:value-type="float">
            <text:p>0.2</text:p>
          </table:table-cell>
          <table:table-cell table:formula="of:=[.H8]*[.H26]" office:value-type="float" office:value="0.04" calcext:value-type="float">
            <text:p>0.04</text:p>
          </table:table-cell>
          <table:table-cell table:formula="of:=[.I8]*[.I26]" office:value-type="float" office:value="0.09" calcext:value-type="float">
            <text:p>0.09</text:p>
          </table:table-cell>
          <table:table-cell table:formula="of:=[.J8]*[.J26]" office:value-type="float" office:value="0.16" calcext:value-type="float">
            <text:p>0.16</text:p>
          </table:table-cell>
          <table:table-cell table:formula="of:=[.K8]*[.K26]" office:value-type="float" office:value="0.03" calcext:value-type="float">
            <text:p>0.03</text:p>
          </table:table-cell>
          <table:table-cell table:formula="of:=[.L8]*[.L26]" office:value-type="float" office:value="0.0675" calcext:value-type="float">
            <text:p>0.0675</text:p>
          </table:table-cell>
          <table:table-cell table:formula="of:=[.M8]*[.M26]" office:value-type="float" office:value="0.12" calcext:value-type="float">
            <text:p>0.12</text:p>
          </table:table-cell>
          <table:table-cell table:formula="of:=[.N8]*[.N26]" office:value-type="float" office:value="0.0272" calcext:value-type="float">
            <text:p>0.0272</text:p>
          </table:table-cell>
          <table:table-cell table:style-name="ce2" table:formula="of:=[.O8]*[.O26]" office:value-type="float" office:value="0.024" calcext:value-type="float">
            <text:p>0.024</text:p>
          </table:table-cell>
          <table:table-cell table:style-name="ce2" table:formula="of:=[.P8]*[.P26]" office:value-type="float" office:value="0" calcext:value-type="float">
            <text:p>0</text:p>
          </table:table-cell>
          <table:table-cell table:style-name="ce28" office:value-type="string" calcext:value-type="string">
            <text:p>radius beyond which Gaussian has no effec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5" office:value-type="string" calcext:value-type="string">
            <text:p>effective radius factor</text:p>
          </table:table-cell>
          <table:table-cell table:formula="of:=SQRT(([.$C$2]+[.E27])^2 + [.$C$6]^2)/[.$C$2]" office:value-type="float" office:value="1.22223030300359" calcext:value-type="float">
            <text:p>1.222230303</text:p>
          </table:table-cell>
          <table:table-cell table:formula="of:=SQRT(([.$C$2]+[.F27])^2 + [.$C$6]^2)/[.$C$2]" office:value-type="float" office:value="1.50000658434769" calcext:value-type="float">
            <text:p>1.5000065843</text:p>
          </table:table-cell>
          <table:table-cell table:formula="of:=SQRT(([.$C$2]+[.G27])^2 + [.$C$6]^2)/[.$C$2]" office:value-type="float" office:value="1.88889411763982" calcext:value-type="float">
            <text:p>1.8888941176</text:p>
          </table:table-cell>
          <table:table-cell table:formula="of:=SQRT(([.$C$2]+[.H27])^2 + [.$C$6]^2)/[.$C$2]" office:value-type="float" office:value="1.17778616349216" calcext:value-type="float">
            <text:p>1.1777861635</text:p>
          </table:table-cell>
          <table:table-cell table:formula="of:=SQRT(([.$C$2]+[.I27])^2 + [.$C$6]^2)/[.$C$2]" office:value-type="float" office:value="1.40000705465595" calcext:value-type="float">
            <text:p>1.4000070547</text:p>
          </table:table-cell>
          <table:table-cell table:formula="of:=SQRT(([.$C$2]+[.J27])^2 + [.$C$6]^2)/[.$C$2]" office:value-type="float" office:value="1.71111688310715" calcext:value-type="float">
            <text:p>1.7111168831</text:p>
          </table:table-cell>
          <table:table-cell table:formula="of:=SQRT(([.$C$2]+[.K27])^2 + [.$C$6]^2)/[.$C$2]" office:value-type="float" office:value="1.13334204789678" calcext:value-type="float">
            <text:p>1.1333420479</text:p>
          </table:table-cell>
          <table:table-cell table:formula="of:=SQRT(([.$C$2]+[.L27])^2 + [.$C$6]^2)/[.$C$2]" office:value-type="float" office:value="1.30000759731873" calcext:value-type="float">
            <text:p>1.3000075973</text:p>
          </table:table-cell>
          <table:table-cell table:formula="of:=SQRT(([.$C$2]+[.M27])^2 + [.$C$6]^2)/[.$C$2]" office:value-type="float" office:value="1.53333977454364" calcext:value-type="float">
            <text:p>1.5333397745</text:p>
          </table:table-cell>
          <table:table-cell table:formula="of:=SQRT(([.$C$2]+[.N27])^2 + [.$C$6]^2)/[.$C$2]" office:value-type="float" office:value="1.12089770020327" calcext:value-type="float">
            <text:p>1.1208977002</text:p>
          </table:table-cell>
          <table:table-cell table:style-name="ce2" table:formula="of:=SQRT(([.$C$2]+[.O27])^2 + [.$C$6]^2)/[.$C$2]" office:value-type="float" office:value="1.10667559121792" calcext:value-type="float">
            <text:p>1.1066755912</text:p>
          </table:table-cell>
          <table:table-cell table:style-name="ce2" table:formula="of:=SQRT(([.$C$2]+[.P27])^2 + [.$C$6]^2)/[.$C$2]" office:value-type="float" office:value="1.00000987649444" calcext:value-type="float">
            <text:p>1.0000098765</text:p>
          </table:table-cell>
          <table:table-cell table:style-name="ce12" office:value-type="string" calcext:value-type="string">
            <text:p>scale factor for rotor diameter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ce16" office:value-type="string" calcext:value-type="string">
            <text:p>DRNodes / min_dx</text:p>
          </table:table-cell>
          <table:table-cell table:formula="of:=[.$C$7]/[.E21]" office:value-type="float" office:value="0.232" calcext:value-type="float">
            <text:p>0.232</text:p>
          </table:table-cell>
          <table:table-cell table:formula="of:=[.$C$7]/[.F21]" office:value-type="float" office:value="0.232" calcext:value-type="float">
            <text:p>0.232</text:p>
          </table:table-cell>
          <table:table-cell table:formula="of:=[.$C$7]/[.G21]" office:value-type="float" office:value="0.232" calcext:value-type="float">
            <text:p>0.232</text:p>
          </table:table-cell>
          <table:table-cell table:formula="of:=[.$C$7]/[.H21]" office:value-type="float" office:value="0.29" calcext:value-type="float">
            <text:p>0.29</text:p>
          </table:table-cell>
          <table:table-cell table:formula="of:=[.$C$7]/[.I21]" office:value-type="float" office:value="0.29" calcext:value-type="float">
            <text:p>0.29</text:p>
          </table:table-cell>
          <table:table-cell table:formula="of:=[.$C$7]/[.J21]" office:value-type="float" office:value="0.29" calcext:value-type="float">
            <text:p>0.29</text:p>
          </table:table-cell>
          <table:table-cell table:formula="of:=[.$C$7]/[.K21]" office:value-type="float" office:value="0.386666666666667" calcext:value-type="float">
            <text:p>0.3866666667</text:p>
          </table:table-cell>
          <table:table-cell table:formula="of:=[.$C$7]/[.L21]" office:value-type="float" office:value="0.386666666666667" calcext:value-type="float">
            <text:p>0.3866666667</text:p>
          </table:table-cell>
          <table:table-cell table:formula="of:=[.$C$7]/[.M21]" office:value-type="float" office:value="0.386666666666667" calcext:value-type="float">
            <text:p>0.3866666667</text:p>
          </table:table-cell>
          <table:table-cell table:formula="of:=[.$C$7]/[.N21]" office:value-type="float" office:value="0.426470588235294" calcext:value-type="float">
            <text:p>0.4264705882</text:p>
          </table:table-cell>
          <table:table-cell table:style-name="ce2" table:formula="of:=[.$C$7]/[.O21]" office:value-type="float" office:value="0.483333333333333" calcext:value-type="float">
            <text:p>0.4833333333</text:p>
          </table:table-cell>
          <table:table-cell table:style-name="ce2" table:formula="of:=[.$C$7]/[.P21]" office:value-type="float" office:value="0.58" calcext:value-type="float">
            <text:p>0.58</text:p>
          </table:table-cell>
          <table:table-cell table:style-name="ce12" office:value-type="string" calcext:value-type="string">
            <text:p>suggest less than 0.75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formula="of:=(3.14*[.$C$2]^2)/([.N$12]*[.N$13])" office:value-type="float" office:value="0.198703125" calcext:value-type="float">
            <text:p>0.198703125</text:p>
          </table:table-cell>
          <table:table-cell table:style-name="ce2" table:formula="of:=(3.14*[.$C$2]^2)/([.O$12]*[.O$13])" office:value-type="float" office:value="0.198703125" calcext:value-type="float">
            <text:p>0.198703125</text:p>
          </table:table-cell>
          <table:table-cell table:style-name="ce2" table:formula="of:=(3.14*[.$C$2]^2)/([.P$12]*[.P$13])" office:value-type="float" office:value="0.198703125" calcext:value-type="float">
            <text:p>0.198703125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3" calcext:value-type="float">
            <text:p>3</text:p>
          </table:table-cell>
          <table:table-cell table:formula="of:=[.G26]/[.G21]" office:value-type="float" office:value="4" calcext:value-type="float">
            <text:p>4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3" calcext:value-type="float">
            <text:p>3</text:p>
          </table:table-cell>
          <table:table-cell table:formula="of:=[.J26]/[.J21]" office:value-type="float" office:value="4" calcext:value-type="float">
            <text:p>4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3" calcext:value-type="float">
            <text:p>3</text:p>
          </table:table-cell>
          <table:table-cell table:formula="of:=[.M26]/[.M21]" office:value-type="float" office:value="4" calcext:value-type="float">
            <text:p>4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2" table:formula="of:=[.O26]/[.O21]" office:value-type="float" office:value="2" calcext:value-type="float">
            <text:p>2</text:p>
          </table:table-cell>
          <table:table-cell table:style-name="ce2" table:formula="of:=[.P26]/[.P21]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min_dx / tip_chord</text:p>
          </table:table-cell>
          <table:table-cell table:formula="of:=[.E21]/[.$C$3]" office:value-type="float" office:value="0.620655412115194" calcext:value-type="float">
            <text:p>0.6206554121</text:p>
          </table:table-cell>
          <table:table-cell table:formula="of:=[.F21]/[.$C$3]" office:value-type="float" office:value="0.620655412115194" calcext:value-type="float">
            <text:p>0.6206554121</text:p>
          </table:table-cell>
          <table:table-cell table:formula="of:=[.G21]/[.$C$3]" office:value-type="float" office:value="0.620655412115194" calcext:value-type="float">
            <text:p>0.6206554121</text:p>
          </table:table-cell>
          <table:table-cell table:formula="of:=[.H21]/[.$C$3]" office:value-type="float" office:value="0.496524329692155" calcext:value-type="float">
            <text:p>0.4965243297</text:p>
          </table:table-cell>
          <table:table-cell table:formula="of:=[.I21]/[.$C$3]" office:value-type="float" office:value="0.496524329692155" calcext:value-type="float">
            <text:p>0.4965243297</text:p>
          </table:table-cell>
          <table:table-cell table:formula="of:=[.J21]/[.$C$3]" office:value-type="float" office:value="0.496524329692155" calcext:value-type="float">
            <text:p>0.4965243297</text:p>
          </table:table-cell>
          <table:table-cell table:formula="of:=[.K21]/[.$C$3]" office:value-type="float" office:value="0.372393247269116" calcext:value-type="float">
            <text:p>0.3723932473</text:p>
          </table:table-cell>
          <table:table-cell table:formula="of:=[.L21]/[.$C$3]" office:value-type="float" office:value="0.372393247269116" calcext:value-type="float">
            <text:p>0.3723932473</text:p>
          </table:table-cell>
          <table:table-cell table:formula="of:=[.M21]/[.$C$3]" office:value-type="float" office:value="0.372393247269116" calcext:value-type="float">
            <text:p>0.3723932473</text:p>
          </table:table-cell>
          <table:table-cell table:formula="of:=[.N21]/[.$C$3]" office:value-type="float" office:value="0.337636544190665" calcext:value-type="float">
            <text:p>0.3376365442</text:p>
          </table:table-cell>
          <table:table-cell table:style-name="ce2" table:formula="of:=[.O21]/[.$C$3]" office:value-type="float" office:value="0.297914597815293" calcext:value-type="float">
            <text:p>0.2979145978</text:p>
          </table:table-cell>
          <table:table-cell table:style-name="ce2" table:formula="of:=[.P21]/[.$C$3]" office:value-type="float" office:value="0.248262164846077" calcext:value-type="float">
            <text:p>0.2482621648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7" table:number-columns-repeated="3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7" office:value-type="string" calcext:value-type="string">
            <text:p>epsilon</text:p>
          </table:table-cell>
          <table:table-cell table:style-name="ce17" office:value-type="string" calcext:value-type="string">
            <text:p>dx/ctip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7" office:value-type="float" office:value="0.0197" calcext:value-type="float">
            <text:p>0.0197</text:p>
          </table:table-cell>
          <table:table-cell table:style-name="ce17" table:formula="of:=[.J38]/[.L38]" office:value-type="float" office:value="0.380710659898477" calcext:value-type="float">
            <text:p>0.3807106599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7" office:value-type="float" office:value="0.0197" calcext:value-type="float">
            <text:p>0.0197</text:p>
          </table:table-cell>
          <table:table-cell table:style-name="ce17" table:formula="of:=[.J39]/[.L39]" office:value-type="float" office:value="0.380710659898477" calcext:value-type="float">
            <text:p>0.3807106599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7" office:value-type="float" office:value="0.0197" calcext:value-type="float">
            <text:p>0.0197</text:p>
          </table:table-cell>
          <table:table-cell table:style-name="ce17" table:formula="of:=[.J40]/[.L40]" office:value-type="float" office:value="0.380710659898477" calcext:value-type="float">
            <text:p>0.3807106599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7" office:value-type="float" office:value="0.0263" calcext:value-type="float">
            <text:p>0.0263</text:p>
          </table:table-cell>
          <table:table-cell table:style-name="ce17" table:formula="of:=[.J41]/[.L41]" office:value-type="float" office:value="0.380228136882129" calcext:value-type="float">
            <text:p>0.3802281369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7" office:value-type="float" office:value="0.0263" calcext:value-type="float">
            <text:p>0.0263</text:p>
          </table:table-cell>
          <table:table-cell table:style-name="ce17" table:formula="of:=[.J42]/[.L42]" office:value-type="float" office:value="0.380228136882129" calcext:value-type="float">
            <text:p>0.3802281369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7" office:value-type="float" office:value="0.0263" calcext:value-type="float">
            <text:p>0.0263</text:p>
          </table:table-cell>
          <table:table-cell table:style-name="ce17" table:formula="of:=[.J43]/[.L43]" office:value-type="float" office:value="0.380228136882129" calcext:value-type="float">
            <text:p>0.3802281369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7" office:value-type="float" office:value="0.0329" calcext:value-type="float">
            <text:p>0.0329</text:p>
          </table:table-cell>
          <table:table-cell table:style-name="ce17" table:formula="of:=[.J44]/[.L44]" office:value-type="float" office:value="0.379939209726444" calcext:value-type="float">
            <text:p>0.3799392097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7" office:value-type="float" office:value="0.0329" calcext:value-type="float">
            <text:p>0.0329</text:p>
          </table:table-cell>
          <table:table-cell table:style-name="ce17" table:formula="of:=[.J45]/[.L45]" office:value-type="float" office:value="0.379939209726444" calcext:value-type="float">
            <text:p>0.3799392097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7" office:value-type="float" office:value="0.0329" calcext:value-type="float">
            <text:p>0.0329</text:p>
          </table:table-cell>
          <table:table-cell table:style-name="ce17" table:formula="of:=[.J46]/[.L46]" office:value-type="float" office:value="0.379939209726444" calcext:value-type="float">
            <text:p>0.3799392097</text:p>
          </table:table-cell>
          <table:table-cell table:style-name="ce17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7" table:number-columns-repeated="3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7" table:number-columns-repeated="2"/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adius [m]</text:p>
          </table:table-cell>
          <table:table-cell table:style-name="ce17" office:value-type="string" calcext:value-type="string">
            <text:p>chord [m]</text:p>
          </table:table-cell>
          <table:table-cell table:number-columns-repeated="10" table:style-name="Default" office:value-type="string" calcext:value-type="string">
            <text:p>epsilon / chord</text:p>
          </table:table-cell>
          <table:table-cell table:style-name="ce24" table:number-columns-repeated="2"/>
          <table:table-cell table:style-name="ce17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ce11" office:value-type="float" office:value="0.0529" calcext:value-type="float">
            <text:p>0.0529</text:p>
          </table:table-cell>
          <table:table-cell table:style-name="ce18" office:value-type="float" office:value="0.0521" calcext:value-type="float">
            <text:p>0.0521</text:p>
          </table:table-cell>
          <table:table-cell table:style-name="ce21" table:formula="of:=[.E$26]/[.$D51]" office:value-type="float" office:value="0.479846449136276" calcext:value-type="float">
            <text:p>0.480</text:p>
          </table:table-cell>
          <table:table-cell table:style-name="ce21" table:formula="of:=[.F$26]/[.$D51]" office:value-type="float" office:value="0.719769673704415" calcext:value-type="float">
            <text:p>0.720</text:p>
          </table:table-cell>
          <table:table-cell table:style-name="ce21" table:formula="of:=[.G$26]/[.$D51]" office:value-type="float" office:value="0.959692898272553" calcext:value-type="float">
            <text:p>0.960</text:p>
          </table:table-cell>
          <table:table-cell table:style-name="ce21" table:formula="of:=[.H$26]/[.$D51]" office:value-type="float" office:value="0.383877159309021" calcext:value-type="float">
            <text:p>0.384</text:p>
          </table:table-cell>
          <table:table-cell table:style-name="ce21" table:formula="of:=[.I$26]/[.$D51]" office:value-type="float" office:value="0.575815738963532" calcext:value-type="float">
            <text:p>0.576</text:p>
          </table:table-cell>
          <table:table-cell table:style-name="ce21" table:formula="of:=[.J$26]/[.$D51]" office:value-type="float" office:value="0.767754318618042" calcext:value-type="float">
            <text:p>0.768</text:p>
          </table:table-cell>
          <table:table-cell table:style-name="ce21" table:formula="of:=[.K$26]/[.$D51]" office:value-type="float" office:value="0.287907869481766" calcext:value-type="float">
            <text:p>0.288</text:p>
          </table:table-cell>
          <table:table-cell table:style-name="ce21" table:formula="of:=[.L$26]/[.$D51]" office:value-type="float" office:value="0.431861804222649" calcext:value-type="float">
            <text:p>0.432</text:p>
          </table:table-cell>
          <table:table-cell table:style-name="ce21" table:formula="of:=[.M$26]/[.$D51]" office:value-type="float" office:value="0.575815738963532" calcext:value-type="float">
            <text:p>0.576</text:p>
          </table:table-cell>
          <table:table-cell table:style-name="ce21" table:formula="of:=[.N$26]/[.$D51]" office:value-type="float" office:value="0.261036468330134" calcext:value-type="float">
            <text:p>0.26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587" calcext:value-type="float">
            <text:p>0.0587</text:p>
          </table:table-cell>
          <table:table-cell table:style-name="ce11" office:value-type="float" office:value="0.0483" calcext:value-type="float">
            <text:p>0.0483</text:p>
          </table:table-cell>
          <table:table-cell table:style-name="ce21" table:formula="of:=[.E$26]/[.$D52]" office:value-type="float" office:value="0.5175983436853" calcext:value-type="float">
            <text:p>0.518</text:p>
          </table:table-cell>
          <table:table-cell table:style-name="ce21" table:formula="of:=[.F$26]/[.$D52]" office:value-type="float" office:value="0.77639751552795" calcext:value-type="float">
            <text:p>0.776</text:p>
          </table:table-cell>
          <table:table-cell table:style-name="ce21" table:formula="of:=[.G$26]/[.$D52]" office:value-type="float" office:value="1.0351966873706" calcext:value-type="float">
            <text:p>1.035</text:p>
          </table:table-cell>
          <table:table-cell table:style-name="ce21" table:formula="of:=[.H$26]/[.$D52]" office:value-type="float" office:value="0.41407867494824" calcext:value-type="float">
            <text:p>0.414</text:p>
          </table:table-cell>
          <table:table-cell table:style-name="ce21" table:formula="of:=[.I$26]/[.$D52]" office:value-type="float" office:value="0.62111801242236" calcext:value-type="float">
            <text:p>0.621</text:p>
          </table:table-cell>
          <table:table-cell table:style-name="ce21" table:formula="of:=[.J$26]/[.$D52]" office:value-type="float" office:value="0.82815734989648" calcext:value-type="float">
            <text:p>0.828</text:p>
          </table:table-cell>
          <table:table-cell table:style-name="ce21" table:formula="of:=[.K$26]/[.$D52]" office:value-type="float" office:value="0.31055900621118" calcext:value-type="float">
            <text:p>0.311</text:p>
          </table:table-cell>
          <table:table-cell table:style-name="ce21" table:formula="of:=[.L$26]/[.$D52]" office:value-type="float" office:value="0.46583850931677" calcext:value-type="float">
            <text:p>0.466</text:p>
          </table:table-cell>
          <table:table-cell table:style-name="ce21" table:formula="of:=[.M$26]/[.$D52]" office:value-type="float" office:value="0.62111801242236" calcext:value-type="float">
            <text:p>0.621</text:p>
          </table:table-cell>
          <table:table-cell table:style-name="ce21" table:formula="of:=[.N$26]/[.$D52]" office:value-type="float" office:value="0.281573498964803" calcext:value-type="float">
            <text:p>0.28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646" calcext:value-type="float">
            <text:p>0.0646</text:p>
          </table:table-cell>
          <table:table-cell table:style-name="ce11" office:value-type="float" office:value="0.0452" calcext:value-type="float">
            <text:p>0.0452</text:p>
          </table:table-cell>
          <table:table-cell table:style-name="ce21" table:formula="of:=[.E$26]/[.$D53]" office:value-type="float" office:value="0.553097345132743" calcext:value-type="float">
            <text:p>0.553</text:p>
          </table:table-cell>
          <table:table-cell table:style-name="ce21" table:formula="of:=[.F$26]/[.$D53]" office:value-type="float" office:value="0.829646017699115" calcext:value-type="float">
            <text:p>0.830</text:p>
          </table:table-cell>
          <table:table-cell table:style-name="ce21" table:formula="of:=[.G$26]/[.$D53]" office:value-type="float" office:value="1.10619469026549" calcext:value-type="float">
            <text:p>1.106</text:p>
          </table:table-cell>
          <table:table-cell table:style-name="ce21" table:formula="of:=[.H$26]/[.$D53]" office:value-type="float" office:value="0.442477876106195" calcext:value-type="float">
            <text:p>0.442</text:p>
          </table:table-cell>
          <table:table-cell table:style-name="ce21" table:formula="of:=[.I$26]/[.$D53]" office:value-type="float" office:value="0.663716814159292" calcext:value-type="float">
            <text:p>0.664</text:p>
          </table:table-cell>
          <table:table-cell table:style-name="ce21" table:formula="of:=[.J$26]/[.$D53]" office:value-type="float" office:value="0.884955752212389" calcext:value-type="float">
            <text:p>0.885</text:p>
          </table:table-cell>
          <table:table-cell table:style-name="ce21" table:formula="of:=[.K$26]/[.$D53]" office:value-type="float" office:value="0.331858407079646" calcext:value-type="float">
            <text:p>0.332</text:p>
          </table:table-cell>
          <table:table-cell table:style-name="ce21" table:formula="of:=[.L$26]/[.$D53]" office:value-type="float" office:value="0.497787610619469" calcext:value-type="float">
            <text:p>0.498</text:p>
          </table:table-cell>
          <table:table-cell table:style-name="ce21" table:formula="of:=[.M$26]/[.$D53]" office:value-type="float" office:value="0.663716814159292" calcext:value-type="float">
            <text:p>0.664</text:p>
          </table:table-cell>
          <table:table-cell table:style-name="ce21" table:formula="of:=[.N$26]/[.$D53]" office:value-type="float" office:value="0.300884955752212" calcext:value-type="float">
            <text:p>0.3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704" calcext:value-type="float">
            <text:p>0.0704</text:p>
          </table:table-cell>
          <table:table-cell table:style-name="ce11" office:value-type="float" office:value="0.0425" calcext:value-type="float">
            <text:p>0.0425</text:p>
          </table:table-cell>
          <table:table-cell table:style-name="ce21" table:formula="of:=[.E$26]/[.$D54]" office:value-type="float" office:value="0.588235294117647" calcext:value-type="float">
            <text:p>0.588</text:p>
          </table:table-cell>
          <table:table-cell table:style-name="ce21" table:formula="of:=[.F$26]/[.$D54]" office:value-type="float" office:value="0.882352941176471" calcext:value-type="float">
            <text:p>0.882</text:p>
          </table:table-cell>
          <table:table-cell table:style-name="ce21" table:formula="of:=[.G$26]/[.$D54]" office:value-type="float" office:value="1.17647058823529" calcext:value-type="float">
            <text:p>1.176</text:p>
          </table:table-cell>
          <table:table-cell table:style-name="ce21" table:formula="of:=[.H$26]/[.$D54]" office:value-type="float" office:value="0.470588235294118" calcext:value-type="float">
            <text:p>0.471</text:p>
          </table:table-cell>
          <table:table-cell table:style-name="ce21" table:formula="of:=[.I$26]/[.$D54]" office:value-type="float" office:value="0.705882352941176" calcext:value-type="float">
            <text:p>0.706</text:p>
          </table:table-cell>
          <table:table-cell table:style-name="ce21" table:formula="of:=[.J$26]/[.$D54]" office:value-type="float" office:value="0.941176470588235" calcext:value-type="float">
            <text:p>0.941</text:p>
          </table:table-cell>
          <table:table-cell table:style-name="ce21" table:formula="of:=[.K$26]/[.$D54]" office:value-type="float" office:value="0.352941176470588" calcext:value-type="float">
            <text:p>0.353</text:p>
          </table:table-cell>
          <table:table-cell table:style-name="ce21" table:formula="of:=[.L$26]/[.$D54]" office:value-type="float" office:value="0.529411764705882" calcext:value-type="float">
            <text:p>0.529</text:p>
          </table:table-cell>
          <table:table-cell table:style-name="ce21" table:formula="of:=[.M$26]/[.$D54]" office:value-type="float" office:value="0.705882352941176" calcext:value-type="float">
            <text:p>0.706</text:p>
          </table:table-cell>
          <table:table-cell table:style-name="ce21" table:formula="of:=[.N$26]/[.$D54]" office:value-type="float" office:value="0.32" calcext:value-type="float">
            <text:p>0.3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762" calcext:value-type="float">
            <text:p>0.0762</text:p>
          </table:table-cell>
          <table:table-cell table:style-name="ce11" office:value-type="float" office:value="0.0401" calcext:value-type="float">
            <text:p>0.0401</text:p>
          </table:table-cell>
          <table:table-cell table:style-name="ce21" table:formula="of:=[.E$26]/[.$D55]" office:value-type="float" office:value="0.623441396508728" calcext:value-type="float">
            <text:p>0.623</text:p>
          </table:table-cell>
          <table:table-cell table:style-name="ce21" table:formula="of:=[.F$26]/[.$D55]" office:value-type="float" office:value="0.935162094763092" calcext:value-type="float">
            <text:p>0.935</text:p>
          </table:table-cell>
          <table:table-cell table:style-name="ce21" table:formula="of:=[.G$26]/[.$D55]" office:value-type="float" office:value="1.24688279301746" calcext:value-type="float">
            <text:p>1.247</text:p>
          </table:table-cell>
          <table:table-cell table:style-name="ce21" table:formula="of:=[.H$26]/[.$D55]" office:value-type="float" office:value="0.498753117206983" calcext:value-type="float">
            <text:p>0.499</text:p>
          </table:table-cell>
          <table:table-cell table:style-name="ce21" table:formula="of:=[.I$26]/[.$D55]" office:value-type="float" office:value="0.748129675810474" calcext:value-type="float">
            <text:p>0.748</text:p>
          </table:table-cell>
          <table:table-cell table:style-name="ce21" table:formula="of:=[.J$26]/[.$D55]" office:value-type="float" office:value="0.997506234413965" calcext:value-type="float">
            <text:p>0.998</text:p>
          </table:table-cell>
          <table:table-cell table:style-name="ce21" table:formula="of:=[.K$26]/[.$D55]" office:value-type="float" office:value="0.374064837905237" calcext:value-type="float">
            <text:p>0.374</text:p>
          </table:table-cell>
          <table:table-cell table:style-name="ce21" table:formula="of:=[.L$26]/[.$D55]" office:value-type="float" office:value="0.561097256857855" calcext:value-type="float">
            <text:p>0.561</text:p>
          </table:table-cell>
          <table:table-cell table:style-name="ce21" table:formula="of:=[.M$26]/[.$D55]" office:value-type="float" office:value="0.748129675810474" calcext:value-type="float">
            <text:p>0.748</text:p>
          </table:table-cell>
          <table:table-cell table:style-name="ce21" table:formula="of:=[.N$26]/[.$D55]" office:value-type="float" office:value="0.339152119700748" calcext:value-type="float">
            <text:p>0.33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821" calcext:value-type="float">
            <text:p>0.0821</text:p>
          </table:table-cell>
          <table:table-cell table:style-name="ce11" office:value-type="float" office:value="0.0379" calcext:value-type="float">
            <text:p>0.0379</text:p>
          </table:table-cell>
          <table:table-cell table:style-name="ce21" table:formula="of:=[.E$26]/[.$D56]" office:value-type="float" office:value="0.659630606860158" calcext:value-type="float">
            <text:p>0.660</text:p>
          </table:table-cell>
          <table:table-cell table:style-name="ce21" table:formula="of:=[.F$26]/[.$D56]" office:value-type="float" office:value="0.989445910290237" calcext:value-type="float">
            <text:p>0.989</text:p>
          </table:table-cell>
          <table:table-cell table:style-name="ce21" table:formula="of:=[.G$26]/[.$D56]" office:value-type="float" office:value="1.31926121372032" calcext:value-type="float">
            <text:p>1.319</text:p>
          </table:table-cell>
          <table:table-cell table:style-name="ce21" table:formula="of:=[.H$26]/[.$D56]" office:value-type="float" office:value="0.527704485488127" calcext:value-type="float">
            <text:p>0.528</text:p>
          </table:table-cell>
          <table:table-cell table:style-name="ce21" table:formula="of:=[.I$26]/[.$D56]" office:value-type="float" office:value="0.79155672823219" calcext:value-type="float">
            <text:p>0.792</text:p>
          </table:table-cell>
          <table:table-cell table:style-name="ce21" table:formula="of:=[.J$26]/[.$D56]" office:value-type="float" office:value="1.05540897097625" calcext:value-type="float">
            <text:p>1.055</text:p>
          </table:table-cell>
          <table:table-cell table:style-name="ce21" table:formula="of:=[.K$26]/[.$D56]" office:value-type="float" office:value="0.395778364116095" calcext:value-type="float">
            <text:p>0.396</text:p>
          </table:table-cell>
          <table:table-cell table:style-name="ce21" table:formula="of:=[.L$26]/[.$D56]" office:value-type="float" office:value="0.593667546174143" calcext:value-type="float">
            <text:p>0.594</text:p>
          </table:table-cell>
          <table:table-cell table:style-name="ce21" table:formula="of:=[.M$26]/[.$D56]" office:value-type="float" office:value="0.79155672823219" calcext:value-type="float">
            <text:p>0.792</text:p>
          </table:table-cell>
          <table:table-cell table:style-name="ce21" table:formula="of:=[.N$26]/[.$D56]" office:value-type="float" office:value="0.358839050131926" calcext:value-type="float">
            <text:p>0.35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879" calcext:value-type="float">
            <text:p>0.0879</text:p>
          </table:table-cell>
          <table:table-cell table:style-name="ce11" office:value-type="float" office:value="0.036" calcext:value-type="float">
            <text:p>0.036</text:p>
          </table:table-cell>
          <table:table-cell table:style-name="ce21" table:formula="of:=[.E$26]/[.$D57]" office:value-type="float" office:value="0.694444444444444" calcext:value-type="float">
            <text:p>0.694</text:p>
          </table:table-cell>
          <table:table-cell table:style-name="ce21" table:formula="of:=[.F$26]/[.$D57]" office:value-type="float" office:value="1.04166666666667" calcext:value-type="float">
            <text:p>1.042</text:p>
          </table:table-cell>
          <table:table-cell table:style-name="ce21" table:formula="of:=[.G$26]/[.$D57]" office:value-type="float" office:value="1.38888888888889" calcext:value-type="float">
            <text:p>1.389</text:p>
          </table:table-cell>
          <table:table-cell table:style-name="ce21" table:formula="of:=[.H$26]/[.$D57]" office:value-type="float" office:value="0.555555555555555" calcext:value-type="float">
            <text:p>0.556</text:p>
          </table:table-cell>
          <table:table-cell table:style-name="ce21" table:formula="of:=[.I$26]/[.$D57]" office:value-type="float" office:value="0.833333333333333" calcext:value-type="float">
            <text:p>0.833</text:p>
          </table:table-cell>
          <table:table-cell table:style-name="ce21" table:formula="of:=[.J$26]/[.$D57]" office:value-type="float" office:value="1.11111111111111" calcext:value-type="float">
            <text:p>1.111</text:p>
          </table:table-cell>
          <table:table-cell table:style-name="ce21" table:formula="of:=[.K$26]/[.$D57]" office:value-type="float" office:value="0.416666666666667" calcext:value-type="float">
            <text:p>0.417</text:p>
          </table:table-cell>
          <table:table-cell table:style-name="ce21" table:formula="of:=[.L$26]/[.$D57]" office:value-type="float" office:value="0.625" calcext:value-type="float">
            <text:p>0.625</text:p>
          </table:table-cell>
          <table:table-cell table:style-name="ce21" table:formula="of:=[.M$26]/[.$D57]" office:value-type="float" office:value="0.833333333333333" calcext:value-type="float">
            <text:p>0.833</text:p>
          </table:table-cell>
          <table:table-cell table:style-name="ce21" table:formula="of:=[.N$26]/[.$D57]" office:value-type="float" office:value="0.377777777777778" calcext:value-type="float">
            <text:p>0.37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938" calcext:value-type="float">
            <text:p>0.0938</text:p>
          </table:table-cell>
          <table:table-cell table:style-name="ce11" office:value-type="float" office:value="0.0343" calcext:value-type="float">
            <text:p>0.0343</text:p>
          </table:table-cell>
          <table:table-cell table:style-name="ce21" table:formula="of:=[.E$26]/[.$D58]" office:value-type="float" office:value="0.728862973760933" calcext:value-type="float">
            <text:p>0.729</text:p>
          </table:table-cell>
          <table:table-cell table:style-name="ce21" table:formula="of:=[.F$26]/[.$D58]" office:value-type="float" office:value="1.0932944606414" calcext:value-type="float">
            <text:p>1.093</text:p>
          </table:table-cell>
          <table:table-cell table:style-name="ce21" table:formula="of:=[.G$26]/[.$D58]" office:value-type="float" office:value="1.45772594752187" calcext:value-type="float">
            <text:p>1.458</text:p>
          </table:table-cell>
          <table:table-cell table:style-name="ce21" table:formula="of:=[.H$26]/[.$D58]" office:value-type="float" office:value="0.583090379008746" calcext:value-type="float">
            <text:p>0.583</text:p>
          </table:table-cell>
          <table:table-cell table:style-name="ce21" table:formula="of:=[.I$26]/[.$D58]" office:value-type="float" office:value="0.874635568513119" calcext:value-type="float">
            <text:p>0.875</text:p>
          </table:table-cell>
          <table:table-cell table:style-name="ce21" table:formula="of:=[.J$26]/[.$D58]" office:value-type="float" office:value="1.16618075801749" calcext:value-type="float">
            <text:p>1.166</text:p>
          </table:table-cell>
          <table:table-cell table:style-name="ce21" table:formula="of:=[.K$26]/[.$D58]" office:value-type="float" office:value="0.43731778425656" calcext:value-type="float">
            <text:p>0.437</text:p>
          </table:table-cell>
          <table:table-cell table:style-name="ce21" table:formula="of:=[.L$26]/[.$D58]" office:value-type="float" office:value="0.65597667638484" calcext:value-type="float">
            <text:p>0.656</text:p>
          </table:table-cell>
          <table:table-cell table:style-name="ce21" table:formula="of:=[.M$26]/[.$D58]" office:value-type="float" office:value="0.874635568513119" calcext:value-type="float">
            <text:p>0.875</text:p>
          </table:table-cell>
          <table:table-cell table:style-name="ce21" table:formula="of:=[.N$26]/[.$D58]" office:value-type="float" office:value="0.396501457725947" calcext:value-type="float">
            <text:p>0.39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0996" calcext:value-type="float">
            <text:p>0.0996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21" table:formula="of:=[.E$26]/[.$D59]" office:value-type="float" office:value="0.764525993883792" calcext:value-type="float">
            <text:p>0.765</text:p>
          </table:table-cell>
          <table:table-cell table:style-name="ce21" table:formula="of:=[.F$26]/[.$D59]" office:value-type="float" office:value="1.14678899082569" calcext:value-type="float">
            <text:p>1.147</text:p>
          </table:table-cell>
          <table:table-cell table:style-name="ce21" table:formula="of:=[.G$26]/[.$D59]" office:value-type="float" office:value="1.52905198776758" calcext:value-type="float">
            <text:p>1.529</text:p>
          </table:table-cell>
          <table:table-cell table:style-name="ce21" table:formula="of:=[.H$26]/[.$D59]" office:value-type="float" office:value="0.611620795107034" calcext:value-type="float">
            <text:p>0.612</text:p>
          </table:table-cell>
          <table:table-cell table:style-name="ce21" table:formula="of:=[.I$26]/[.$D59]" office:value-type="float" office:value="0.91743119266055" calcext:value-type="float">
            <text:p>0.917</text:p>
          </table:table-cell>
          <table:table-cell table:style-name="ce21" table:formula="of:=[.J$26]/[.$D59]" office:value-type="float" office:value="1.22324159021407" calcext:value-type="float">
            <text:p>1.223</text:p>
          </table:table-cell>
          <table:table-cell table:style-name="ce21" table:formula="of:=[.K$26]/[.$D59]" office:value-type="float" office:value="0.458715596330275" calcext:value-type="float">
            <text:p>0.459</text:p>
          </table:table-cell>
          <table:table-cell table:style-name="ce21" table:formula="of:=[.L$26]/[.$D59]" office:value-type="float" office:value="0.688073394495413" calcext:value-type="float">
            <text:p>0.688</text:p>
          </table:table-cell>
          <table:table-cell table:style-name="ce21" table:formula="of:=[.M$26]/[.$D59]" office:value-type="float" office:value="0.91743119266055" calcext:value-type="float">
            <text:p>0.917</text:p>
          </table:table-cell>
          <table:table-cell table:style-name="ce21" table:formula="of:=[.N$26]/[.$D59]" office:value-type="float" office:value="0.415902140672783" calcext:value-type="float">
            <text:p>0.41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054" calcext:value-type="float">
            <text:p>0.1054</text:p>
          </table:table-cell>
          <table:table-cell table:style-name="ce11" office:value-type="float" office:value="0.0313" calcext:value-type="float">
            <text:p>0.0313</text:p>
          </table:table-cell>
          <table:table-cell table:style-name="ce21" table:formula="of:=[.E$26]/[.$D60]" office:value-type="float" office:value="0.798722044728435" calcext:value-type="float">
            <text:p>0.799</text:p>
          </table:table-cell>
          <table:table-cell table:style-name="ce21" table:formula="of:=[.F$26]/[.$D60]" office:value-type="float" office:value="1.19808306709265" calcext:value-type="float">
            <text:p>1.198</text:p>
          </table:table-cell>
          <table:table-cell table:style-name="ce21" table:formula="of:=[.G$26]/[.$D60]" office:value-type="float" office:value="1.59744408945687" calcext:value-type="float">
            <text:p>1.597</text:p>
          </table:table-cell>
          <table:table-cell table:style-name="ce21" table:formula="of:=[.H$26]/[.$D60]" office:value-type="float" office:value="0.638977635782748" calcext:value-type="float">
            <text:p>0.639</text:p>
          </table:table-cell>
          <table:table-cell table:style-name="ce21" table:formula="of:=[.I$26]/[.$D60]" office:value-type="float" office:value="0.958466453674121" calcext:value-type="float">
            <text:p>0.958</text:p>
          </table:table-cell>
          <table:table-cell table:style-name="ce21" table:formula="of:=[.J$26]/[.$D60]" office:value-type="float" office:value="1.2779552715655" calcext:value-type="float">
            <text:p>1.278</text:p>
          </table:table-cell>
          <table:table-cell table:style-name="ce21" table:formula="of:=[.K$26]/[.$D60]" office:value-type="float" office:value="0.479233226837061" calcext:value-type="float">
            <text:p>0.479</text:p>
          </table:table-cell>
          <table:table-cell table:style-name="ce21" table:formula="of:=[.L$26]/[.$D60]" office:value-type="float" office:value="0.718849840255591" calcext:value-type="float">
            <text:p>0.719</text:p>
          </table:table-cell>
          <table:table-cell table:style-name="ce21" table:formula="of:=[.M$26]/[.$D60]" office:value-type="float" office:value="0.958466453674121" calcext:value-type="float">
            <text:p>0.958</text:p>
          </table:table-cell>
          <table:table-cell table:style-name="ce21" table:formula="of:=[.N$26]/[.$D60]" office:value-type="float" office:value="0.434504792332268" calcext:value-type="float">
            <text:p>0.4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112" calcext:value-type="float">
            <text:p>0.1112</text:p>
          </table:table-cell>
          <table:table-cell table:style-name="ce11" office:value-type="float" office:value="0.03" calcext:value-type="float">
            <text:p>0.03</text:p>
          </table:table-cell>
          <table:table-cell table:style-name="ce21" table:formula="of:=[.E$26]/[.$D61]" office:value-type="float" office:value="0.833333333333333" calcext:value-type="float">
            <text:p>0.833</text:p>
          </table:table-cell>
          <table:table-cell table:style-name="ce21" table:formula="of:=[.F$26]/[.$D61]" office:value-type="float" office:value="1.25" calcext:value-type="float">
            <text:p>1.250</text:p>
          </table:table-cell>
          <table:table-cell table:style-name="ce21" table:formula="of:=[.G$26]/[.$D61]" office:value-type="float" office:value="1.66666666666667" calcext:value-type="float">
            <text:p>1.667</text:p>
          </table:table-cell>
          <table:table-cell table:style-name="ce21" table:formula="of:=[.H$26]/[.$D61]" office:value-type="float" office:value="0.666666666666667" calcext:value-type="float">
            <text:p>0.667</text:p>
          </table:table-cell>
          <table:table-cell table:style-name="ce21" table:formula="of:=[.I$26]/[.$D61]" office:value-type="float" office:value="1" calcext:value-type="float">
            <text:p>1.000</text:p>
          </table:table-cell>
          <table:table-cell table:style-name="ce21" table:formula="of:=[.J$26]/[.$D61]" office:value-type="float" office:value="1.33333333333333" calcext:value-type="float">
            <text:p>1.333</text:p>
          </table:table-cell>
          <table:table-cell table:style-name="ce21" table:formula="of:=[.K$26]/[.$D61]" office:value-type="float" office:value="0.5" calcext:value-type="float">
            <text:p>0.500</text:p>
          </table:table-cell>
          <table:table-cell table:style-name="ce21" table:formula="of:=[.L$26]/[.$D61]" office:value-type="float" office:value="0.75" calcext:value-type="float">
            <text:p>0.750</text:p>
          </table:table-cell>
          <table:table-cell table:style-name="ce21" table:formula="of:=[.M$26]/[.$D61]" office:value-type="float" office:value="1" calcext:value-type="float">
            <text:p>1.000</text:p>
          </table:table-cell>
          <table:table-cell table:style-name="ce21" table:formula="of:=[.N$26]/[.$D61]" office:value-type="float" office:value="0.453333333333333" calcext:value-type="float">
            <text:p>0.45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171" calcext:value-type="float">
            <text:p>0.1171</text:p>
          </table:table-cell>
          <table:table-cell table:style-name="ce11" office:value-type="float" office:value="0.0288" calcext:value-type="float">
            <text:p>0.0288</text:p>
          </table:table-cell>
          <table:table-cell table:style-name="ce21" table:formula="of:=[.E$26]/[.$D62]" office:value-type="float" office:value="0.868055555555555" calcext:value-type="float">
            <text:p>0.868</text:p>
          </table:table-cell>
          <table:table-cell table:style-name="ce21" table:formula="of:=[.F$26]/[.$D62]" office:value-type="float" office:value="1.30208333333333" calcext:value-type="float">
            <text:p>1.302</text:p>
          </table:table-cell>
          <table:table-cell table:style-name="ce21" table:formula="of:=[.G$26]/[.$D62]" office:value-type="float" office:value="1.73611111111111" calcext:value-type="float">
            <text:p>1.736</text:p>
          </table:table-cell>
          <table:table-cell table:style-name="ce21" table:formula="of:=[.H$26]/[.$D62]" office:value-type="float" office:value="0.694444444444444" calcext:value-type="float">
            <text:p>0.694</text:p>
          </table:table-cell>
          <table:table-cell table:style-name="ce21" table:formula="of:=[.I$26]/[.$D62]" office:value-type="float" office:value="1.04166666666667" calcext:value-type="float">
            <text:p>1.042</text:p>
          </table:table-cell>
          <table:table-cell table:style-name="ce21" table:formula="of:=[.J$26]/[.$D62]" office:value-type="float" office:value="1.38888888888889" calcext:value-type="float">
            <text:p>1.389</text:p>
          </table:table-cell>
          <table:table-cell table:style-name="ce21" table:formula="of:=[.K$26]/[.$D62]" office:value-type="float" office:value="0.520833333333333" calcext:value-type="float">
            <text:p>0.521</text:p>
          </table:table-cell>
          <table:table-cell table:style-name="ce21" table:formula="of:=[.L$26]/[.$D62]" office:value-type="float" office:value="0.78125" calcext:value-type="float">
            <text:p>0.781</text:p>
          </table:table-cell>
          <table:table-cell table:style-name="ce21" table:formula="of:=[.M$26]/[.$D62]" office:value-type="float" office:value="1.04166666666667" calcext:value-type="float">
            <text:p>1.042</text:p>
          </table:table-cell>
          <table:table-cell table:style-name="ce21" table:formula="of:=[.N$26]/[.$D62]" office:value-type="float" office:value="0.472222222222222" calcext:value-type="float">
            <text:p>0.47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229" calcext:value-type="float">
            <text:p>0.1229</text:p>
          </table:table-cell>
          <table:table-cell table:style-name="ce11" office:value-type="float" office:value="0.0278" calcext:value-type="float">
            <text:p>0.0278</text:p>
          </table:table-cell>
          <table:table-cell table:style-name="ce21" table:formula="of:=[.E$26]/[.$D63]" office:value-type="float" office:value="0.899280575539568" calcext:value-type="float">
            <text:p>0.899</text:p>
          </table:table-cell>
          <table:table-cell table:style-name="ce21" table:formula="of:=[.F$26]/[.$D63]" office:value-type="float" office:value="1.34892086330935" calcext:value-type="float">
            <text:p>1.349</text:p>
          </table:table-cell>
          <table:table-cell table:style-name="ce21" table:formula="of:=[.G$26]/[.$D63]" office:value-type="float" office:value="1.79856115107914" calcext:value-type="float">
            <text:p>1.799</text:p>
          </table:table-cell>
          <table:table-cell table:style-name="ce21" table:formula="of:=[.H$26]/[.$D63]" office:value-type="float" office:value="0.719424460431655" calcext:value-type="float">
            <text:p>0.719</text:p>
          </table:table-cell>
          <table:table-cell table:style-name="ce21" table:formula="of:=[.I$26]/[.$D63]" office:value-type="float" office:value="1.07913669064748" calcext:value-type="float">
            <text:p>1.079</text:p>
          </table:table-cell>
          <table:table-cell table:style-name="ce21" table:formula="of:=[.J$26]/[.$D63]" office:value-type="float" office:value="1.43884892086331" calcext:value-type="float">
            <text:p>1.439</text:p>
          </table:table-cell>
          <table:table-cell table:style-name="ce21" table:formula="of:=[.K$26]/[.$D63]" office:value-type="float" office:value="0.539568345323741" calcext:value-type="float">
            <text:p>0.540</text:p>
          </table:table-cell>
          <table:table-cell table:style-name="ce21" table:formula="of:=[.L$26]/[.$D63]" office:value-type="float" office:value="0.809352517985612" calcext:value-type="float">
            <text:p>0.809</text:p>
          </table:table-cell>
          <table:table-cell table:style-name="ce21" table:formula="of:=[.M$26]/[.$D63]" office:value-type="float" office:value="1.07913669064748" calcext:value-type="float">
            <text:p>1.079</text:p>
          </table:table-cell>
          <table:table-cell table:style-name="ce21" table:formula="of:=[.N$26]/[.$D63]" office:value-type="float" office:value="0.489208633093525" calcext:value-type="float">
            <text:p>0.48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287" calcext:value-type="float">
            <text:p>0.1287</text:p>
          </table:table-cell>
          <table:table-cell table:style-name="ce11" office:value-type="float" office:value="0.0268" calcext:value-type="float">
            <text:p>0.0268</text:p>
          </table:table-cell>
          <table:table-cell table:style-name="ce21" table:formula="of:=[.E$26]/[.$D64]" office:value-type="float" office:value="0.932835820895522" calcext:value-type="float">
            <text:p>0.933</text:p>
          </table:table-cell>
          <table:table-cell table:style-name="ce21" table:formula="of:=[.F$26]/[.$D64]" office:value-type="float" office:value="1.39925373134328" calcext:value-type="float">
            <text:p>1.399</text:p>
          </table:table-cell>
          <table:table-cell table:style-name="ce21" table:formula="of:=[.G$26]/[.$D64]" office:value-type="float" office:value="1.86567164179104" calcext:value-type="float">
            <text:p>1.866</text:p>
          </table:table-cell>
          <table:table-cell table:style-name="ce21" table:formula="of:=[.H$26]/[.$D64]" office:value-type="float" office:value="0.746268656716418" calcext:value-type="float">
            <text:p>0.746</text:p>
          </table:table-cell>
          <table:table-cell table:style-name="ce21" table:formula="of:=[.I$26]/[.$D64]" office:value-type="float" office:value="1.11940298507463" calcext:value-type="float">
            <text:p>1.119</text:p>
          </table:table-cell>
          <table:table-cell table:style-name="ce21" table:formula="of:=[.J$26]/[.$D64]" office:value-type="float" office:value="1.49253731343284" calcext:value-type="float">
            <text:p>1.493</text:p>
          </table:table-cell>
          <table:table-cell table:style-name="ce21" table:formula="of:=[.K$26]/[.$D64]" office:value-type="float" office:value="0.559701492537313" calcext:value-type="float">
            <text:p>0.560</text:p>
          </table:table-cell>
          <table:table-cell table:style-name="ce21" table:formula="of:=[.L$26]/[.$D64]" office:value-type="float" office:value="0.83955223880597" calcext:value-type="float">
            <text:p>0.840</text:p>
          </table:table-cell>
          <table:table-cell table:style-name="ce21" table:formula="of:=[.M$26]/[.$D64]" office:value-type="float" office:value="1.11940298507463" calcext:value-type="float">
            <text:p>1.119</text:p>
          </table:table-cell>
          <table:table-cell table:style-name="ce21" table:formula="of:=[.N$26]/[.$D64]" office:value-type="float" office:value="0.507462686567164" calcext:value-type="float">
            <text:p>0.50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346" calcext:value-type="float">
            <text:p>0.1346</text:p>
          </table:table-cell>
          <table:table-cell table:style-name="ce11" office:value-type="float" office:value="0.026" calcext:value-type="float">
            <text:p>0.026</text:p>
          </table:table-cell>
          <table:table-cell table:style-name="ce21" table:formula="of:=[.E$26]/[.$D65]" office:value-type="float" office:value="0.961538461538461" calcext:value-type="float">
            <text:p>0.962</text:p>
          </table:table-cell>
          <table:table-cell table:style-name="ce21" table:formula="of:=[.F$26]/[.$D65]" office:value-type="float" office:value="1.44230769230769" calcext:value-type="float">
            <text:p>1.442</text:p>
          </table:table-cell>
          <table:table-cell table:style-name="ce21" table:formula="of:=[.G$26]/[.$D65]" office:value-type="float" office:value="1.92307692307692" calcext:value-type="float">
            <text:p>1.923</text:p>
          </table:table-cell>
          <table:table-cell table:style-name="ce21" table:formula="of:=[.H$26]/[.$D65]" office:value-type="float" office:value="0.769230769230769" calcext:value-type="float">
            <text:p>0.769</text:p>
          </table:table-cell>
          <table:table-cell table:style-name="ce21" table:formula="of:=[.I$26]/[.$D65]" office:value-type="float" office:value="1.15384615384615" calcext:value-type="float">
            <text:p>1.154</text:p>
          </table:table-cell>
          <table:table-cell table:style-name="ce21" table:formula="of:=[.J$26]/[.$D65]" office:value-type="float" office:value="1.53846153846154" calcext:value-type="float">
            <text:p>1.538</text:p>
          </table:table-cell>
          <table:table-cell table:style-name="ce21" table:formula="of:=[.K$26]/[.$D65]" office:value-type="float" office:value="0.576923076923077" calcext:value-type="float">
            <text:p>0.577</text:p>
          </table:table-cell>
          <table:table-cell table:style-name="ce21" table:formula="of:=[.L$26]/[.$D65]" office:value-type="float" office:value="0.865384615384615" calcext:value-type="float">
            <text:p>0.865</text:p>
          </table:table-cell>
          <table:table-cell table:style-name="ce21" table:formula="of:=[.M$26]/[.$D65]" office:value-type="float" office:value="1.15384615384615" calcext:value-type="float">
            <text:p>1.154</text:p>
          </table:table-cell>
          <table:table-cell table:style-name="ce21" table:formula="of:=[.N$26]/[.$D65]" office:value-type="float" office:value="0.523076923076923" calcext:value-type="float">
            <text:p>0.5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404" calcext:value-type="float">
            <text:p>0.1404</text:p>
          </table:table-cell>
          <table:table-cell table:style-name="ce11" office:value-type="float" office:value="0.0252" calcext:value-type="float">
            <text:p>0.0252</text:p>
          </table:table-cell>
          <table:table-cell table:style-name="ce21" table:formula="of:=[.E$26]/[.$D66]" office:value-type="float" office:value="0.992063492063492" calcext:value-type="float">
            <text:p>0.992</text:p>
          </table:table-cell>
          <table:table-cell table:style-name="ce21" table:formula="of:=[.F$26]/[.$D66]" office:value-type="float" office:value="1.48809523809524" calcext:value-type="float">
            <text:p>1.488</text:p>
          </table:table-cell>
          <table:table-cell table:style-name="ce21" table:formula="of:=[.G$26]/[.$D66]" office:value-type="float" office:value="1.98412698412698" calcext:value-type="float">
            <text:p>1.984</text:p>
          </table:table-cell>
          <table:table-cell table:style-name="ce21" table:formula="of:=[.H$26]/[.$D66]" office:value-type="float" office:value="0.793650793650794" calcext:value-type="float">
            <text:p>0.794</text:p>
          </table:table-cell>
          <table:table-cell table:style-name="ce21" table:formula="of:=[.I$26]/[.$D66]" office:value-type="float" office:value="1.19047619047619" calcext:value-type="float">
            <text:p>1.190</text:p>
          </table:table-cell>
          <table:table-cell table:style-name="ce21" table:formula="of:=[.J$26]/[.$D66]" office:value-type="float" office:value="1.58730158730159" calcext:value-type="float">
            <text:p>1.587</text:p>
          </table:table-cell>
          <table:table-cell table:style-name="ce21" table:formula="of:=[.K$26]/[.$D66]" office:value-type="float" office:value="0.595238095238095" calcext:value-type="float">
            <text:p>0.595</text:p>
          </table:table-cell>
          <table:table-cell table:style-name="ce21" table:formula="of:=[.L$26]/[.$D66]" office:value-type="float" office:value="0.892857142857143" calcext:value-type="float">
            <text:p>0.893</text:p>
          </table:table-cell>
          <table:table-cell table:style-name="ce21" table:formula="of:=[.M$26]/[.$D66]" office:value-type="float" office:value="1.19047619047619" calcext:value-type="float">
            <text:p>1.190</text:p>
          </table:table-cell>
          <table:table-cell table:style-name="ce21" table:formula="of:=[.N$26]/[.$D66]" office:value-type="float" office:value="0.53968253968254" calcext:value-type="float">
            <text:p>0.5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462" calcext:value-type="float">
            <text:p>0.1462</text:p>
          </table:table-cell>
          <table:table-cell table:style-name="ce11" office:value-type="float" office:value="0.0246" calcext:value-type="float">
            <text:p>0.0246</text:p>
          </table:table-cell>
          <table:table-cell table:style-name="ce21" table:formula="of:=[.E$26]/[.$D67]" office:value-type="float" office:value="1.01626016260163" calcext:value-type="float">
            <text:p>1.016</text:p>
          </table:table-cell>
          <table:table-cell table:style-name="ce21" table:formula="of:=[.F$26]/[.$D67]" office:value-type="float" office:value="1.52439024390244" calcext:value-type="float">
            <text:p>1.524</text:p>
          </table:table-cell>
          <table:table-cell table:style-name="ce21" table:formula="of:=[.G$26]/[.$D67]" office:value-type="float" office:value="2.03252032520325" calcext:value-type="float">
            <text:p>2.033</text:p>
          </table:table-cell>
          <table:table-cell table:style-name="ce21" table:formula="of:=[.H$26]/[.$D67]" office:value-type="float" office:value="0.813008130081301" calcext:value-type="float">
            <text:p>0.813</text:p>
          </table:table-cell>
          <table:table-cell table:style-name="ce21" table:formula="of:=[.I$26]/[.$D67]" office:value-type="float" office:value="1.21951219512195" calcext:value-type="float">
            <text:p>1.220</text:p>
          </table:table-cell>
          <table:table-cell table:style-name="ce21" table:formula="of:=[.J$26]/[.$D67]" office:value-type="float" office:value="1.6260162601626" calcext:value-type="float">
            <text:p>1.626</text:p>
          </table:table-cell>
          <table:table-cell table:style-name="ce21" table:formula="of:=[.K$26]/[.$D67]" office:value-type="float" office:value="0.609756097560976" calcext:value-type="float">
            <text:p>0.610</text:p>
          </table:table-cell>
          <table:table-cell table:style-name="ce21" table:formula="of:=[.L$26]/[.$D67]" office:value-type="float" office:value="0.914634146341463" calcext:value-type="float">
            <text:p>0.915</text:p>
          </table:table-cell>
          <table:table-cell table:style-name="ce21" table:formula="of:=[.M$26]/[.$D67]" office:value-type="float" office:value="1.21951219512195" calcext:value-type="float">
            <text:p>1.220</text:p>
          </table:table-cell>
          <table:table-cell table:style-name="ce21" table:formula="of:=[.N$26]/[.$D67]" office:value-type="float" office:value="0.552845528455285" calcext:value-type="float">
            <text:p>0.55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521" calcext:value-type="float">
            <text:p>0.1521</text:p>
          </table:table-cell>
          <table:table-cell table:style-name="ce11" office:value-type="float" office:value="0.024" calcext:value-type="float">
            <text:p>0.024</text:p>
          </table:table-cell>
          <table:table-cell table:style-name="ce21" table:formula="of:=[.E$26]/[.$D68]" office:value-type="float" office:value="1.04166666666667" calcext:value-type="float">
            <text:p>1.042</text:p>
          </table:table-cell>
          <table:table-cell table:style-name="ce21" table:formula="of:=[.F$26]/[.$D68]" office:value-type="float" office:value="1.5625" calcext:value-type="float">
            <text:p>1.563</text:p>
          </table:table-cell>
          <table:table-cell table:style-name="ce21" table:formula="of:=[.G$26]/[.$D68]" office:value-type="float" office:value="2.08333333333333" calcext:value-type="float">
            <text:p>2.083</text:p>
          </table:table-cell>
          <table:table-cell table:style-name="ce21" table:formula="of:=[.H$26]/[.$D68]" office:value-type="float" office:value="0.833333333333333" calcext:value-type="float">
            <text:p>0.833</text:p>
          </table:table-cell>
          <table:table-cell table:style-name="ce21" table:formula="of:=[.I$26]/[.$D68]" office:value-type="float" office:value="1.25" calcext:value-type="float">
            <text:p>1.250</text:p>
          </table:table-cell>
          <table:table-cell table:style-name="ce21" table:formula="of:=[.J$26]/[.$D68]" office:value-type="float" office:value="1.66666666666667" calcext:value-type="float">
            <text:p>1.667</text:p>
          </table:table-cell>
          <table:table-cell table:style-name="ce21" table:formula="of:=[.K$26]/[.$D68]" office:value-type="float" office:value="0.625" calcext:value-type="float">
            <text:p>0.625</text:p>
          </table:table-cell>
          <table:table-cell table:style-name="ce21" table:formula="of:=[.L$26]/[.$D68]" office:value-type="float" office:value="0.9375" calcext:value-type="float">
            <text:p>0.938</text:p>
          </table:table-cell>
          <table:table-cell table:style-name="ce21" table:formula="of:=[.M$26]/[.$D68]" office:value-type="float" office:value="1.25" calcext:value-type="float">
            <text:p>1.250</text:p>
          </table:table-cell>
          <table:table-cell table:style-name="ce21" table:formula="of:=[.N$26]/[.$D68]" office:value-type="float" office:value="0.566666666666667" calcext:value-type="float">
            <text:p>0.56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579" calcext:value-type="float">
            <text:p>0.1579</text:p>
          </table:table-cell>
          <table:table-cell table:style-name="ce11" office:value-type="float" office:value="0.0234" calcext:value-type="float">
            <text:p>0.0234</text:p>
          </table:table-cell>
          <table:table-cell table:style-name="ce21" table:formula="of:=[.E$26]/[.$D69]" office:value-type="float" office:value="1.06837606837607" calcext:value-type="float">
            <text:p>1.068</text:p>
          </table:table-cell>
          <table:table-cell table:style-name="ce21" table:formula="of:=[.F$26]/[.$D69]" office:value-type="float" office:value="1.6025641025641" calcext:value-type="float">
            <text:p>1.603</text:p>
          </table:table-cell>
          <table:table-cell table:style-name="ce21" table:formula="of:=[.G$26]/[.$D69]" office:value-type="float" office:value="2.13675213675214" calcext:value-type="float">
            <text:p>2.137</text:p>
          </table:table-cell>
          <table:table-cell table:style-name="ce21" table:formula="of:=[.H$26]/[.$D69]" office:value-type="float" office:value="0.854700854700855" calcext:value-type="float">
            <text:p>0.855</text:p>
          </table:table-cell>
          <table:table-cell table:style-name="ce21" table:formula="of:=[.I$26]/[.$D69]" office:value-type="float" office:value="1.28205128205128" calcext:value-type="float">
            <text:p>1.282</text:p>
          </table:table-cell>
          <table:table-cell table:style-name="ce21" table:formula="of:=[.J$26]/[.$D69]" office:value-type="float" office:value="1.70940170940171" calcext:value-type="float">
            <text:p>1.709</text:p>
          </table:table-cell>
          <table:table-cell table:style-name="ce21" table:formula="of:=[.K$26]/[.$D69]" office:value-type="float" office:value="0.641025641025641" calcext:value-type="float">
            <text:p>0.641</text:p>
          </table:table-cell>
          <table:table-cell table:style-name="ce21" table:formula="of:=[.L$26]/[.$D69]" office:value-type="float" office:value="0.961538461538462" calcext:value-type="float">
            <text:p>0.962</text:p>
          </table:table-cell>
          <table:table-cell table:style-name="ce21" table:formula="of:=[.M$26]/[.$D69]" office:value-type="float" office:value="1.28205128205128" calcext:value-type="float">
            <text:p>1.282</text:p>
          </table:table-cell>
          <table:table-cell table:style-name="ce21" table:formula="of:=[.N$26]/[.$D69]" office:value-type="float" office:value="0.581196581196581" calcext:value-type="float">
            <text:p>0.58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638" calcext:value-type="float">
            <text:p>0.1638</text:p>
          </table:table-cell>
          <table:table-cell table:style-name="ce11" office:value-type="float" office:value="0.023" calcext:value-type="float">
            <text:p>0.023</text:p>
          </table:table-cell>
          <table:table-cell table:style-name="ce21" table:formula="of:=[.E$26]/[.$D70]" office:value-type="float" office:value="1.08695652173913" calcext:value-type="float">
            <text:p>1.087</text:p>
          </table:table-cell>
          <table:table-cell table:style-name="ce21" table:formula="of:=[.F$26]/[.$D70]" office:value-type="float" office:value="1.6304347826087" calcext:value-type="float">
            <text:p>1.630</text:p>
          </table:table-cell>
          <table:table-cell table:style-name="ce21" table:formula="of:=[.G$26]/[.$D70]" office:value-type="float" office:value="2.17391304347826" calcext:value-type="float">
            <text:p>2.174</text:p>
          </table:table-cell>
          <table:table-cell table:style-name="ce21" table:formula="of:=[.H$26]/[.$D70]" office:value-type="float" office:value="0.869565217391304" calcext:value-type="float">
            <text:p>0.870</text:p>
          </table:table-cell>
          <table:table-cell table:style-name="ce21" table:formula="of:=[.I$26]/[.$D70]" office:value-type="float" office:value="1.30434782608696" calcext:value-type="float">
            <text:p>1.304</text:p>
          </table:table-cell>
          <table:table-cell table:style-name="ce21" table:formula="of:=[.J$26]/[.$D70]" office:value-type="float" office:value="1.73913043478261" calcext:value-type="float">
            <text:p>1.739</text:p>
          </table:table-cell>
          <table:table-cell table:style-name="ce21" table:formula="of:=[.K$26]/[.$D70]" office:value-type="float" office:value="0.652173913043478" calcext:value-type="float">
            <text:p>0.652</text:p>
          </table:table-cell>
          <table:table-cell table:style-name="ce21" table:formula="of:=[.L$26]/[.$D70]" office:value-type="float" office:value="0.978260869565217" calcext:value-type="float">
            <text:p>0.978</text:p>
          </table:table-cell>
          <table:table-cell table:style-name="ce21" table:formula="of:=[.M$26]/[.$D70]" office:value-type="float" office:value="1.30434782608696" calcext:value-type="float">
            <text:p>1.304</text:p>
          </table:table-cell>
          <table:table-cell table:style-name="ce21" table:formula="of:=[.N$26]/[.$D70]" office:value-type="float" office:value="0.591304347826087" calcext:value-type="float">
            <text:p>0.59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0.0226" calcext:value-type="float">
            <text:p>0.0226</text:p>
          </table:table-cell>
          <table:table-cell table:style-name="ce21" table:formula="of:=[.E$26]/[.$D71]" office:value-type="float" office:value="1.10619469026549" calcext:value-type="float">
            <text:p>1.106</text:p>
          </table:table-cell>
          <table:table-cell table:style-name="ce21" table:formula="of:=[.F$26]/[.$D71]" office:value-type="float" office:value="1.65929203539823" calcext:value-type="float">
            <text:p>1.659</text:p>
          </table:table-cell>
          <table:table-cell table:style-name="ce21" table:formula="of:=[.G$26]/[.$D71]" office:value-type="float" office:value="2.21238938053097" calcext:value-type="float">
            <text:p>2.212</text:p>
          </table:table-cell>
          <table:table-cell table:style-name="ce21" table:formula="of:=[.H$26]/[.$D71]" office:value-type="float" office:value="0.884955752212389" calcext:value-type="float">
            <text:p>0.885</text:p>
          </table:table-cell>
          <table:table-cell table:style-name="ce21" table:formula="of:=[.I$26]/[.$D71]" office:value-type="float" office:value="1.32743362831858" calcext:value-type="float">
            <text:p>1.327</text:p>
          </table:table-cell>
          <table:table-cell table:style-name="ce21" table:formula="of:=[.J$26]/[.$D71]" office:value-type="float" office:value="1.76991150442478" calcext:value-type="float">
            <text:p>1.770</text:p>
          </table:table-cell>
          <table:table-cell table:style-name="ce21" table:formula="of:=[.K$26]/[.$D71]" office:value-type="float" office:value="0.663716814159292" calcext:value-type="float">
            <text:p>0.664</text:p>
          </table:table-cell>
          <table:table-cell table:style-name="ce21" table:formula="of:=[.L$26]/[.$D71]" office:value-type="float" office:value="0.995575221238938" calcext:value-type="float">
            <text:p>0.996</text:p>
          </table:table-cell>
          <table:table-cell table:style-name="ce21" table:formula="of:=[.M$26]/[.$D71]" office:value-type="float" office:value="1.32743362831858" calcext:value-type="float">
            <text:p>1.327</text:p>
          </table:table-cell>
          <table:table-cell table:style-name="ce21" table:formula="of:=[.N$26]/[.$D71]" office:value-type="float" office:value="0.601769911504425" calcext:value-type="float">
            <text:p>0.60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754" calcext:value-type="float">
            <text:p>0.1754</text:p>
          </table:table-cell>
          <table:table-cell table:style-name="ce11" office:value-type="float" office:value="0.0223" calcext:value-type="float">
            <text:p>0.0223</text:p>
          </table:table-cell>
          <table:table-cell table:style-name="ce21" table:formula="of:=[.E$26]/[.$D72]" office:value-type="float" office:value="1.12107623318386" calcext:value-type="float">
            <text:p>1.121</text:p>
          </table:table-cell>
          <table:table-cell table:style-name="ce21" table:formula="of:=[.F$26]/[.$D72]" office:value-type="float" office:value="1.68161434977579" calcext:value-type="float">
            <text:p>1.682</text:p>
          </table:table-cell>
          <table:table-cell table:style-name="ce21" table:formula="of:=[.G$26]/[.$D72]" office:value-type="float" office:value="2.24215246636771" calcext:value-type="float">
            <text:p>2.242</text:p>
          </table:table-cell>
          <table:table-cell table:style-name="ce21" table:formula="of:=[.H$26]/[.$D72]" office:value-type="float" office:value="0.896860986547085" calcext:value-type="float">
            <text:p>0.897</text:p>
          </table:table-cell>
          <table:table-cell table:style-name="ce21" table:formula="of:=[.I$26]/[.$D72]" office:value-type="float" office:value="1.34529147982063" calcext:value-type="float">
            <text:p>1.345</text:p>
          </table:table-cell>
          <table:table-cell table:style-name="ce21" table:formula="of:=[.J$26]/[.$D72]" office:value-type="float" office:value="1.79372197309417" calcext:value-type="float">
            <text:p>1.794</text:p>
          </table:table-cell>
          <table:table-cell table:style-name="ce21" table:formula="of:=[.K$26]/[.$D72]" office:value-type="float" office:value="0.672645739910314" calcext:value-type="float">
            <text:p>0.673</text:p>
          </table:table-cell>
          <table:table-cell table:style-name="ce21" table:formula="of:=[.L$26]/[.$D72]" office:value-type="float" office:value="1.00896860986547" calcext:value-type="float">
            <text:p>1.009</text:p>
          </table:table-cell>
          <table:table-cell table:style-name="ce21" table:formula="of:=[.M$26]/[.$D72]" office:value-type="float" office:value="1.34529147982063" calcext:value-type="float">
            <text:p>1.345</text:p>
          </table:table-cell>
          <table:table-cell table:style-name="ce21" table:formula="of:=[.N$26]/[.$D72]" office:value-type="float" office:value="0.609865470852018" calcext:value-type="float">
            <text:p>0.61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812" calcext:value-type="float">
            <text:p>0.1812</text:p>
          </table:table-cell>
          <table:table-cell table:style-name="ce11" office:value-type="float" office:value="0.022" calcext:value-type="float">
            <text:p>0.022</text:p>
          </table:table-cell>
          <table:table-cell table:style-name="ce21" table:formula="of:=[.E$26]/[.$D73]" office:value-type="float" office:value="1.13636363636364" calcext:value-type="float">
            <text:p>1.136</text:p>
          </table:table-cell>
          <table:table-cell table:style-name="ce21" table:formula="of:=[.F$26]/[.$D73]" office:value-type="float" office:value="1.70454545454545" calcext:value-type="float">
            <text:p>1.705</text:p>
          </table:table-cell>
          <table:table-cell table:style-name="ce21" table:formula="of:=[.G$26]/[.$D73]" office:value-type="float" office:value="2.27272727272727" calcext:value-type="float">
            <text:p>2.273</text:p>
          </table:table-cell>
          <table:table-cell table:style-name="ce21" table:formula="of:=[.H$26]/[.$D73]" office:value-type="float" office:value="0.909090909090909" calcext:value-type="float">
            <text:p>0.909</text:p>
          </table:table-cell>
          <table:table-cell table:style-name="ce21" table:formula="of:=[.I$26]/[.$D73]" office:value-type="float" office:value="1.36363636363636" calcext:value-type="float">
            <text:p>1.364</text:p>
          </table:table-cell>
          <table:table-cell table:style-name="ce21" table:formula="of:=[.J$26]/[.$D73]" office:value-type="float" office:value="1.81818181818182" calcext:value-type="float">
            <text:p>1.818</text:p>
          </table:table-cell>
          <table:table-cell table:style-name="ce21" table:formula="of:=[.K$26]/[.$D73]" office:value-type="float" office:value="0.681818181818182" calcext:value-type="float">
            <text:p>0.682</text:p>
          </table:table-cell>
          <table:table-cell table:style-name="ce21" table:formula="of:=[.L$26]/[.$D73]" office:value-type="float" office:value="1.02272727272727" calcext:value-type="float">
            <text:p>1.023</text:p>
          </table:table-cell>
          <table:table-cell table:style-name="ce21" table:formula="of:=[.M$26]/[.$D73]" office:value-type="float" office:value="1.36363636363636" calcext:value-type="float">
            <text:p>1.364</text:p>
          </table:table-cell>
          <table:table-cell table:style-name="ce21" table:formula="of:=[.N$26]/[.$D73]" office:value-type="float" office:value="0.618181818181818" calcext:value-type="float">
            <text:p>0.6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871" calcext:value-type="float">
            <text:p>0.1871</text:p>
          </table:table-cell>
          <table:table-cell table:style-name="ce11" office:value-type="float" office:value="0.0218" calcext:value-type="float">
            <text:p>0.0218</text:p>
          </table:table-cell>
          <table:table-cell table:style-name="ce21" table:formula="of:=[.E$26]/[.$D74]" office:value-type="float" office:value="1.14678899082569" calcext:value-type="float">
            <text:p>1.147</text:p>
          </table:table-cell>
          <table:table-cell table:style-name="ce21" table:formula="of:=[.F$26]/[.$D74]" office:value-type="float" office:value="1.72018348623853" calcext:value-type="float">
            <text:p>1.720</text:p>
          </table:table-cell>
          <table:table-cell table:style-name="ce21" table:formula="of:=[.G$26]/[.$D74]" office:value-type="float" office:value="2.29357798165138" calcext:value-type="float">
            <text:p>2.294</text:p>
          </table:table-cell>
          <table:table-cell table:style-name="ce21" table:formula="of:=[.H$26]/[.$D74]" office:value-type="float" office:value="0.91743119266055" calcext:value-type="float">
            <text:p>0.917</text:p>
          </table:table-cell>
          <table:table-cell table:style-name="ce21" table:formula="of:=[.I$26]/[.$D74]" office:value-type="float" office:value="1.37614678899083" calcext:value-type="float">
            <text:p>1.376</text:p>
          </table:table-cell>
          <table:table-cell table:style-name="ce21" table:formula="of:=[.J$26]/[.$D74]" office:value-type="float" office:value="1.8348623853211" calcext:value-type="float">
            <text:p>1.835</text:p>
          </table:table-cell>
          <table:table-cell table:style-name="ce21" table:formula="of:=[.K$26]/[.$D74]" office:value-type="float" office:value="0.688073394495413" calcext:value-type="float">
            <text:p>0.688</text:p>
          </table:table-cell>
          <table:table-cell table:style-name="ce21" table:formula="of:=[.L$26]/[.$D74]" office:value-type="float" office:value="1.03211009174312" calcext:value-type="float">
            <text:p>1.032</text:p>
          </table:table-cell>
          <table:table-cell table:style-name="ce21" table:formula="of:=[.M$26]/[.$D74]" office:value-type="float" office:value="1.37614678899083" calcext:value-type="float">
            <text:p>1.376</text:p>
          </table:table-cell>
          <table:table-cell table:style-name="ce21" table:formula="of:=[.N$26]/[.$D74]" office:value-type="float" office:value="0.623853211009174" calcext:value-type="float">
            <text:p>0.62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929" calcext:value-type="float">
            <text:p>0.1929</text:p>
          </table:table-cell>
          <table:table-cell table:style-name="ce11" office:value-type="float" office:value="0.0216" calcext:value-type="float">
            <text:p>0.0216</text:p>
          </table:table-cell>
          <table:table-cell table:style-name="ce21" table:formula="of:=[.E$26]/[.$D75]" office:value-type="float" office:value="1.15740740740741" calcext:value-type="float">
            <text:p>1.157</text:p>
          </table:table-cell>
          <table:table-cell table:style-name="ce21" table:formula="of:=[.F$26]/[.$D75]" office:value-type="float" office:value="1.73611111111111" calcext:value-type="float">
            <text:p>1.736</text:p>
          </table:table-cell>
          <table:table-cell table:style-name="ce21" table:formula="of:=[.G$26]/[.$D75]" office:value-type="float" office:value="2.31481481481481" calcext:value-type="float">
            <text:p>2.315</text:p>
          </table:table-cell>
          <table:table-cell table:style-name="ce21" table:formula="of:=[.H$26]/[.$D75]" office:value-type="float" office:value="0.925925925925926" calcext:value-type="float">
            <text:p>0.926</text:p>
          </table:table-cell>
          <table:table-cell table:style-name="ce21" table:formula="of:=[.I$26]/[.$D75]" office:value-type="float" office:value="1.38888888888889" calcext:value-type="float">
            <text:p>1.389</text:p>
          </table:table-cell>
          <table:table-cell table:style-name="ce21" table:formula="of:=[.J$26]/[.$D75]" office:value-type="float" office:value="1.85185185185185" calcext:value-type="float">
            <text:p>1.852</text:p>
          </table:table-cell>
          <table:table-cell table:style-name="ce21" table:formula="of:=[.K$26]/[.$D75]" office:value-type="float" office:value="0.694444444444444" calcext:value-type="float">
            <text:p>0.694</text:p>
          </table:table-cell>
          <table:table-cell table:style-name="ce21" table:formula="of:=[.L$26]/[.$D75]" office:value-type="float" office:value="1.04166666666667" calcext:value-type="float">
            <text:p>1.042</text:p>
          </table:table-cell>
          <table:table-cell table:style-name="ce21" table:formula="of:=[.M$26]/[.$D75]" office:value-type="float" office:value="1.38888888888889" calcext:value-type="float">
            <text:p>1.389</text:p>
          </table:table-cell>
          <table:table-cell table:style-name="ce21" table:formula="of:=[.N$26]/[.$D75]" office:value-type="float" office:value="0.62962962962963" calcext:value-type="float">
            <text:p>0.6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1987" calcext:value-type="float">
            <text:p>0.1987</text:p>
          </table:table-cell>
          <table:table-cell table:style-name="ce11" office:value-type="float" office:value="0.0215" calcext:value-type="float">
            <text:p>0.0215</text:p>
          </table:table-cell>
          <table:table-cell table:style-name="ce21" table:formula="of:=[.E$26]/[.$D76]" office:value-type="float" office:value="1.16279069767442" calcext:value-type="float">
            <text:p>1.163</text:p>
          </table:table-cell>
          <table:table-cell table:style-name="ce21" table:formula="of:=[.F$26]/[.$D76]" office:value-type="float" office:value="1.74418604651163" calcext:value-type="float">
            <text:p>1.744</text:p>
          </table:table-cell>
          <table:table-cell table:style-name="ce21" table:formula="of:=[.G$26]/[.$D76]" office:value-type="float" office:value="2.32558139534884" calcext:value-type="float">
            <text:p>2.326</text:p>
          </table:table-cell>
          <table:table-cell table:style-name="ce21" table:formula="of:=[.H$26]/[.$D76]" office:value-type="float" office:value="0.930232558139535" calcext:value-type="float">
            <text:p>0.930</text:p>
          </table:table-cell>
          <table:table-cell table:style-name="ce21" table:formula="of:=[.I$26]/[.$D76]" office:value-type="float" office:value="1.3953488372093" calcext:value-type="float">
            <text:p>1.395</text:p>
          </table:table-cell>
          <table:table-cell table:style-name="ce21" table:formula="of:=[.J$26]/[.$D76]" office:value-type="float" office:value="1.86046511627907" calcext:value-type="float">
            <text:p>1.860</text:p>
          </table:table-cell>
          <table:table-cell table:style-name="ce21" table:formula="of:=[.K$26]/[.$D76]" office:value-type="float" office:value="0.697674418604651" calcext:value-type="float">
            <text:p>0.698</text:p>
          </table:table-cell>
          <table:table-cell table:style-name="ce21" table:formula="of:=[.L$26]/[.$D76]" office:value-type="float" office:value="1.04651162790698" calcext:value-type="float">
            <text:p>1.047</text:p>
          </table:table-cell>
          <table:table-cell table:style-name="ce21" table:formula="of:=[.M$26]/[.$D76]" office:value-type="float" office:value="1.3953488372093" calcext:value-type="float">
            <text:p>1.395</text:p>
          </table:table-cell>
          <table:table-cell table:style-name="ce21" table:formula="of:=[.N$26]/[.$D76]" office:value-type="float" office:value="0.632558139534884" calcext:value-type="float">
            <text:p>0.63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2046" calcext:value-type="float">
            <text:p>0.2046</text:p>
          </table:table-cell>
          <table:table-cell table:style-name="ce11" office:value-type="float" office:value="0.0214" calcext:value-type="float">
            <text:p>0.0214</text:p>
          </table:table-cell>
          <table:table-cell table:style-name="ce21" table:formula="of:=[.E$26]/[.$D77]" office:value-type="float" office:value="1.16822429906542" calcext:value-type="float">
            <text:p>1.168</text:p>
          </table:table-cell>
          <table:table-cell table:style-name="ce21" table:formula="of:=[.F$26]/[.$D77]" office:value-type="float" office:value="1.75233644859813" calcext:value-type="float">
            <text:p>1.752</text:p>
          </table:table-cell>
          <table:table-cell table:style-name="ce21" table:formula="of:=[.G$26]/[.$D77]" office:value-type="float" office:value="2.33644859813084" calcext:value-type="float">
            <text:p>2.336</text:p>
          </table:table-cell>
          <table:table-cell table:style-name="ce21" table:formula="of:=[.H$26]/[.$D77]" office:value-type="float" office:value="0.934579439252336" calcext:value-type="float">
            <text:p>0.935</text:p>
          </table:table-cell>
          <table:table-cell table:style-name="ce21" table:formula="of:=[.I$26]/[.$D77]" office:value-type="float" office:value="1.4018691588785" calcext:value-type="float">
            <text:p>1.402</text:p>
          </table:table-cell>
          <table:table-cell table:style-name="ce21" table:formula="of:=[.J$26]/[.$D77]" office:value-type="float" office:value="1.86915887850467" calcext:value-type="float">
            <text:p>1.869</text:p>
          </table:table-cell>
          <table:table-cell table:style-name="ce21" table:formula="of:=[.K$26]/[.$D77]" office:value-type="float" office:value="0.700934579439252" calcext:value-type="float">
            <text:p>0.701</text:p>
          </table:table-cell>
          <table:table-cell table:style-name="ce21" table:formula="of:=[.L$26]/[.$D77]" office:value-type="float" office:value="1.05140186915888" calcext:value-type="float">
            <text:p>1.051</text:p>
          </table:table-cell>
          <table:table-cell table:style-name="ce21" table:formula="of:=[.M$26]/[.$D77]" office:value-type="float" office:value="1.4018691588785" calcext:value-type="float">
            <text:p>1.402</text:p>
          </table:table-cell>
          <table:table-cell table:style-name="ce21" table:formula="of:=[.N$26]/[.$D77]" office:value-type="float" office:value="0.635514018691589" calcext:value-type="float">
            <text:p>0.63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2104" calcext:value-type="float">
            <text:p>0.2104</text:p>
          </table:table-cell>
          <table:table-cell table:style-name="ce11" office:value-type="float" office:value="0.0214" calcext:value-type="float">
            <text:p>0.0214</text:p>
          </table:table-cell>
          <table:table-cell table:style-name="ce21" table:formula="of:=[.E$26]/[.$D78]" office:value-type="float" office:value="1.16822429906542" calcext:value-type="float">
            <text:p>1.168</text:p>
          </table:table-cell>
          <table:table-cell table:style-name="ce21" table:formula="of:=[.F$26]/[.$D78]" office:value-type="float" office:value="1.75233644859813" calcext:value-type="float">
            <text:p>1.752</text:p>
          </table:table-cell>
          <table:table-cell table:style-name="ce21" table:formula="of:=[.G$26]/[.$D78]" office:value-type="float" office:value="2.33644859813084" calcext:value-type="float">
            <text:p>2.336</text:p>
          </table:table-cell>
          <table:table-cell table:style-name="ce21" table:formula="of:=[.H$26]/[.$D78]" office:value-type="float" office:value="0.934579439252336" calcext:value-type="float">
            <text:p>0.935</text:p>
          </table:table-cell>
          <table:table-cell table:style-name="ce21" table:formula="of:=[.I$26]/[.$D78]" office:value-type="float" office:value="1.4018691588785" calcext:value-type="float">
            <text:p>1.402</text:p>
          </table:table-cell>
          <table:table-cell table:style-name="ce21" table:formula="of:=[.J$26]/[.$D78]" office:value-type="float" office:value="1.86915887850467" calcext:value-type="float">
            <text:p>1.869</text:p>
          </table:table-cell>
          <table:table-cell table:style-name="ce21" table:formula="of:=[.K$26]/[.$D78]" office:value-type="float" office:value="0.700934579439252" calcext:value-type="float">
            <text:p>0.701</text:p>
          </table:table-cell>
          <table:table-cell table:style-name="ce21" table:formula="of:=[.L$26]/[.$D78]" office:value-type="float" office:value="1.05140186915888" calcext:value-type="float">
            <text:p>1.051</text:p>
          </table:table-cell>
          <table:table-cell table:style-name="ce21" table:formula="of:=[.M$26]/[.$D78]" office:value-type="float" office:value="1.4018691588785" calcext:value-type="float">
            <text:p>1.402</text:p>
          </table:table-cell>
          <table:table-cell table:style-name="ce21" table:formula="of:=[.N$26]/[.$D78]" office:value-type="float" office:value="0.635514018691589" calcext:value-type="float">
            <text:p>0.63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2163" calcext:value-type="float">
            <text:p>0.2163</text:p>
          </table:table-cell>
          <table:table-cell table:style-name="ce11" office:value-type="float" office:value="0.0214" calcext:value-type="float">
            <text:p>0.0214</text:p>
          </table:table-cell>
          <table:table-cell table:style-name="ce21" table:formula="of:=[.E$26]/[.$D79]" office:value-type="float" office:value="1.16822429906542" calcext:value-type="float">
            <text:p>1.168</text:p>
          </table:table-cell>
          <table:table-cell table:style-name="ce21" table:formula="of:=[.F$26]/[.$D79]" office:value-type="float" office:value="1.75233644859813" calcext:value-type="float">
            <text:p>1.752</text:p>
          </table:table-cell>
          <table:table-cell table:style-name="ce21" table:formula="of:=[.G$26]/[.$D79]" office:value-type="float" office:value="2.33644859813084" calcext:value-type="float">
            <text:p>2.336</text:p>
          </table:table-cell>
          <table:table-cell table:style-name="ce21" table:formula="of:=[.H$26]/[.$D79]" office:value-type="float" office:value="0.934579439252336" calcext:value-type="float">
            <text:p>0.935</text:p>
          </table:table-cell>
          <table:table-cell table:style-name="ce21" table:formula="of:=[.I$26]/[.$D79]" office:value-type="float" office:value="1.4018691588785" calcext:value-type="float">
            <text:p>1.402</text:p>
          </table:table-cell>
          <table:table-cell table:style-name="ce21" table:formula="of:=[.J$26]/[.$D79]" office:value-type="float" office:value="1.86915887850467" calcext:value-type="float">
            <text:p>1.869</text:p>
          </table:table-cell>
          <table:table-cell table:style-name="ce21" table:formula="of:=[.K$26]/[.$D79]" office:value-type="float" office:value="0.700934579439252" calcext:value-type="float">
            <text:p>0.701</text:p>
          </table:table-cell>
          <table:table-cell table:style-name="ce21" table:formula="of:=[.L$26]/[.$D79]" office:value-type="float" office:value="1.05140186915888" calcext:value-type="float">
            <text:p>1.051</text:p>
          </table:table-cell>
          <table:table-cell table:style-name="ce21" table:formula="of:=[.M$26]/[.$D79]" office:value-type="float" office:value="1.4018691588785" calcext:value-type="float">
            <text:p>1.402</text:p>
          </table:table-cell>
          <table:table-cell table:style-name="ce21" table:formula="of:=[.N$26]/[.$D79]" office:value-type="float" office:value="0.635514018691589" calcext:value-type="float">
            <text:p>0.63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" office:value-type="float" office:value="0.2221" calcext:value-type="float">
            <text:p>0.2221</text:p>
          </table:table-cell>
          <table:table-cell table:style-name="ce11" office:value-type="float" office:value="0.0214" calcext:value-type="float">
            <text:p>0.0214</text:p>
          </table:table-cell>
          <table:table-cell table:style-name="ce21" table:formula="of:=[.E$26]/[.$D80]" office:value-type="float" office:value="1.16822429906542" calcext:value-type="float">
            <text:p>1.168</text:p>
          </table:table-cell>
          <table:table-cell table:style-name="ce21" table:formula="of:=[.F$26]/[.$D80]" office:value-type="float" office:value="1.75233644859813" calcext:value-type="float">
            <text:p>1.752</text:p>
          </table:table-cell>
          <table:table-cell table:style-name="ce21" table:formula="of:=[.G$26]/[.$D80]" office:value-type="float" office:value="2.33644859813084" calcext:value-type="float">
            <text:p>2.336</text:p>
          </table:table-cell>
          <table:table-cell table:style-name="ce21" table:formula="of:=[.H$26]/[.$D80]" office:value-type="float" office:value="0.934579439252336" calcext:value-type="float">
            <text:p>0.935</text:p>
          </table:table-cell>
          <table:table-cell table:style-name="ce21" table:formula="of:=[.I$26]/[.$D80]" office:value-type="float" office:value="1.4018691588785" calcext:value-type="float">
            <text:p>1.402</text:p>
          </table:table-cell>
          <table:table-cell table:style-name="ce21" table:formula="of:=[.J$26]/[.$D80]" office:value-type="float" office:value="1.86915887850467" calcext:value-type="float">
            <text:p>1.869</text:p>
          </table:table-cell>
          <table:table-cell table:style-name="ce21" table:formula="of:=[.K$26]/[.$D80]" office:value-type="float" office:value="0.700934579439252" calcext:value-type="float">
            <text:p>0.701</text:p>
          </table:table-cell>
          <table:table-cell table:style-name="ce21" table:formula="of:=[.L$26]/[.$D80]" office:value-type="float" office:value="1.05140186915888" calcext:value-type="float">
            <text:p>1.051</text:p>
          </table:table-cell>
          <table:table-cell table:style-name="ce21" table:formula="of:=[.M$26]/[.$D80]" office:value-type="float" office:value="1.4018691588785" calcext:value-type="float">
            <text:p>1.402</text:p>
          </table:table-cell>
          <table:table-cell table:style-name="ce21" table:formula="of:=[.N$26]/[.$D80]" office:value-type="float" office:value="0.635514018691589" calcext:value-type="float">
            <text:p>0.636</text:p>
          </table:table-cell>
          <table:table-cell table:number-columns-repeated="101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0:51:15.076821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date>2016-11-29T07:39:54.248806488</dc:date>
    <meta:editing-cycles>49</meta:editing-cycles>
    <meta:editing-duration>P3DT6H14M6S</meta:editing-duration>
    <dc:creator>danny </dc:creator>
    <meta:document-statistic meta:table-count="2" meta:cell-count="794" meta:object-count="0"/>
  </office:meta>
</office:document-meta>
</file>